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Monospace1" svg:font-family="Monospace"/>
    <style:font-face style:name="Ubuntu" svg:font-family="Ubuntu"/>
    <style:font-face style:name="F" svg:font-family="" style:font-family-generic="roman"/>
    <style:font-face style:name="DejaVu Sans1" svg:font-family="'DejaVu Sans'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1864ab"/>
    </style:style>
    <style:style style:name="gr3" style:family="graphic" style:parent-style-name="standard">
      <style:graphic-properties draw:stroke="none" draw:fill="solid" draw:fill-color="#4a98c9"/>
    </style:style>
    <style:style style:name="gr4" style:family="graphic" style:parent-style-name="standard">
      <style:graphic-properties draw:stroke="dash" draw:stroke-dash="stroke-dash18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93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16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16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394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98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7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1.00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0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55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0.45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4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0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2.11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2.11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2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365cm" fo:padding-top="0cm" fo:padding-bottom="0cm" fo:padding-left="0cm" fo:padding-right="0cm"/>
    </style:style>
    <style:style style:name="gr24" style:family="graphic" style:parent-style-name="standard">
      <style:graphic-properties draw:stroke="none" draw:fill="solid" draw:fill-color="#94c4df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358cm" fo:padding-top="0cm" fo:padding-bottom="0cm" fo:padding-left="0cm" fo:padding-right="0cm"/>
    </style:style>
    <style:style style:name="gr26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27" style:family="graphic" style:parent-style-name="standard">
      <style:graphic-properties draw:stroke="solid" svg:stroke-width="0.035cm" svg:stroke-color="#000000" draw:stroke-linejoin="miter" svg:stroke-linecap="butt" draw:fill="solid" draw:fill-color="#ffffff" fo:padding-top="0.017cm" fo:padding-bottom="0.017cm" fo:padding-left="0.017cm" fo:padding-right="0.017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633cm" fo:padding-top="0cm" fo:padding-bottom="0cm" fo:padding-left="0cm" fo:padding-right="0cm"/>
    </style:style>
    <style:style style:name="gr29" style:family="graphic" style:parent-style-name="standard">
      <style:graphic-properties draw:stroke="solid" svg:stroke-width="0.035cm" svg:stroke-color="#000000" draw:stroke-linejoin="miter" svg:stroke-linecap="butt" draw:fill="solid" draw:fill-color="#1764ab" fo:padding-top="0.017cm" fo:padding-bottom="0.017cm" fo:padding-left="0.017cm" fo:padding-right="0.017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65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18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185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4cm" fo:padding-top="0cm" fo:padding-bottom="0cm" fo:padding-left="0cm" fo:padding-right="0cm"/>
    </style:style>
    <style:style style:name="gr34" style:family="graphic" style:parent-style-name="standard">
      <style:graphic-properties draw:stroke="solid" svg:stroke-width="0.035cm" svg:stroke-color="#000000" draw:stroke-linejoin="miter" svg:stroke-linecap="butt" draw:fill="solid" draw:fill-color="#4a98c9" fo:padding-top="0.017cm" fo:padding-bottom="0.017cm" fo:padding-left="0.017cm" fo:padding-right="0.017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505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83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617cm" fo:padding-top="0cm" fo:padding-bottom="0cm" fo:padding-left="0cm" fo:padding-right="0cm"/>
    </style:style>
    <style:style style:name="gr38" style:family="graphic" style:parent-style-name="standard">
      <style:graphic-properties draw:stroke="none" draw:fill="solid" draw:fill-color="#1764a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.237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.546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.546cm" fo:padding-top="0cm" fo:padding-bottom="0cm" fo:padding-left="0cm" fo:padding-right="0cm"/>
    </style:style>
    <style:style style:name="P1" style:family="paragraph">
      <loext:graphic-properties draw:fill="solid" draw:fill-color="#ffffff"/>
      <style:text-properties style:font-name="Arial" fo:font-size="6pt"/>
    </style:style>
    <style:style style:name="P2" style:family="paragraph">
      <loext:graphic-properties draw:fill="solid" draw:fill-color="#1864ab"/>
      <style:text-properties style:font-name="Arial" fo:font-size="6pt"/>
    </style:style>
    <style:style style:name="P3" style:family="paragraph">
      <loext:graphic-properties draw:fill="solid" draw:fill-color="#4a98c9"/>
      <style:text-properties style:font-name="Arial" fo:font-size="6pt"/>
    </style:style>
    <style:style style:name="P4" style:family="paragraph">
      <loext:graphic-properties draw:fill="none"/>
      <style:text-properties style:font-name="Arial" fo:font-size="6pt"/>
    </style:style>
    <style:style style:name="P5" style:family="paragraph">
      <loext:graphic-properties draw:fill="solid" draw:fill-color="#000000"/>
      <style:text-properties style:font-name="Arial" fo:font-size="6pt"/>
    </style:style>
    <style:style style:name="P6" style:family="paragraph">
      <style:paragraph-properties fo:text-align="start" style:writing-mode="lr-tb"/>
      <style:text-properties style:font-name="Arial" fo:font-size="6pt"/>
    </style:style>
    <style:style style:name="P7" style:family="paragraph">
      <loext:graphic-properties draw:fill="none"/>
      <style:paragraph-properties fo:text-align="start" style:writing-mode="lr-tb"/>
      <style:text-properties style:font-name="Arial" fo:font-size="6pt" style:font-size-asian="5pt" style:font-size-complex="5pt"/>
    </style:style>
    <style:style style:name="P8" style:family="paragraph">
      <style:paragraph-properties fo:text-align="start" style:writing-mode="lr-tb"/>
      <style:text-properties style:font-name="Arial" fo:font-size="6pt" fo:font-weight="bold" style:font-weight-asian="bold" style:font-weight-complex="bold"/>
    </style:style>
    <style:style style:name="P9" style:family="paragraph">
      <loext:graphic-properties draw:fill="none"/>
      <style:paragraph-properties fo:text-align="start" style:writing-mode="lr-tb"/>
      <style:text-properties style:font-name="Arial" fo:font-size="6pt" fo:font-weight="bold" style:font-size-asian="5pt" style:font-weight-asian="bold" style:font-size-complex="5pt" style:font-weight-complex="bold"/>
    </style:style>
    <style:style style:name="P10" style:family="paragraph">
      <loext:graphic-properties draw:fill="solid" draw:fill-color="#94c4df"/>
      <style:text-properties style:font-name="Arial" fo:font-size="6pt"/>
    </style:style>
    <style:style style:name="P11" style:family="paragraph">
      <loext:graphic-properties draw:fill="none"/>
      <style:paragraph-properties fo:text-align="start" style:writing-mode="lr-tb"/>
      <style:text-properties style:font-name="Arial" fo:font-size="6pt" style:font-size-asian="7pt" style:font-size-complex="7pt"/>
    </style:style>
    <style:style style:name="P12" style:family="paragraph">
      <loext:graphic-properties draw:fill="solid" draw:fill-color="#1764ab"/>
      <style:text-properties style:font-name="Arial" fo:font-size="6pt"/>
    </style:style>
    <style:style style:name="P13" style:family="paragraph">
      <loext:graphic-properties draw:fill="none"/>
      <style:paragraph-properties fo:text-align="start" style:writing-mode="lr-tb"/>
      <style:text-properties style:font-name="Arial" fo:font-size="6pt" style:font-size-asian="10pt" style:font-size-complex="10pt"/>
    </style:style>
    <style:style style:name="T1" style:family="text">
      <style:text-properties fo:color="#000000" style:font-size-asian="5pt" style:font-name-complex="DejaVuSans" style:font-size-complex="5pt"/>
    </style:style>
    <style:style style:name="T2" style:family="text">
      <style:text-properties fo:color="#000000" fo:font-weight="bold" style:font-size-asian="5pt" style:font-weight-asian="bold" style:font-name-complex="DejaVuSans" style:font-size-complex="5pt" style:font-weight-complex="bold"/>
    </style:style>
    <style:style style:name="T3" style:family="text">
      <style:text-properties fo:color="#000000" style:font-size-asian="7pt" style:font-name-complex="DejaVuSans" style:font-size-complex="7pt"/>
    </style:style>
    <style:style style:name="T4" style:family="text">
      <style:text-properties fo:color="#000000" style:font-size-asian="10pt" style:font-name-complex="DejaVuSan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6.266cm" svg:height="4.294cm" svg:x="2.284cm" svg:y="0.366cm" svg:viewBox="0 0 6267 4295" draw:points="0,4295 6267,4295 6267,0 0,0">
          <text:p/>
        </draw:polygon>
        <draw:polygon draw:style-name="gr2" draw:text-style-name="P2" draw:layer="layout" svg:width="6.266cm" svg:height="0.197cm" svg:x="2.284cm" svg:y="4.267cm" svg:viewBox="0 0 6267 198" draw:points="0,198 6267,198 6267,0 0,0">
          <text:p/>
        </draw:polygon>
        <draw:polygon draw:style-name="gr3" draw:text-style-name="P3" draw:layer="layout" svg:width="-0.001cm" svg:height="0.196cm" svg:x="2.284cm" svg:y="4.02cm" svg:viewBox="0 0 0 197" draw:points="0,197 0,197 0,0 0,0">
          <text:p/>
        </draw:polygon>
        <draw:polygon draw:style-name="gr3" draw:text-style-name="P3" draw:layer="layout" svg:width="0.174cm" svg:height="0.197cm" svg:x="2.284cm" svg:y="3.773cm" svg:viewBox="0 0 175 198" draw:points="0,198 175,198 175,0 0,0">
          <text:p/>
        </draw:polygon>
        <draw:polygon draw:style-name="gr3" draw:text-style-name="P3" draw:layer="layout" svg:width="3.162cm" svg:height="0.197cm" svg:x="2.459cm" svg:y="3.526cm" svg:viewBox="0 0 3163 198" draw:points="0,198 3163,198 3163,0 0,0">
          <text:p/>
        </draw:polygon>
        <draw:polygon draw:style-name="gr3" draw:text-style-name="P3" draw:layer="layout" svg:width="0.005cm" svg:height="0.197cm" svg:x="5.622cm" svg:y="3.279cm" svg:viewBox="0 0 6 198" draw:points="0,198 6,198 6,0 0,0">
          <text:p/>
        </draw:polygon>
        <draw:polygon draw:style-name="gr3" draw:text-style-name="P3" draw:layer="layout" svg:width="1.518cm" svg:height="0.197cm" svg:x="5.628cm" svg:y="3.032cm" svg:viewBox="0 0 1519 198" draw:points="0,198 1519,198 1519,0 0,0">
          <text:p/>
        </draw:polygon>
        <draw:polygon draw:style-name="gr3" draw:text-style-name="P3" draw:layer="layout" svg:width="0.002cm" svg:height="0.197cm" svg:x="7.147cm" svg:y="2.785cm" svg:viewBox="0 0 3 198" draw:points="0,198 3,198 3,0 0,0">
          <text:p/>
        </draw:polygon>
        <draw:polygon draw:style-name="gr3" draw:text-style-name="P3" draw:layer="layout" svg:width="0.001cm" svg:height="0.197cm" svg:x="7.15cm" svg:y="2.537cm" svg:viewBox="0 0 2 198" draw:points="0,198 2,198 2,0 0,0">
          <text:p/>
        </draw:polygon>
        <draw:polygon draw:style-name="gr3" draw:text-style-name="P3" draw:layer="layout" svg:width="0.004cm" svg:height="0.197cm" svg:x="7.152cm" svg:y="2.291cm" svg:viewBox="0 0 5 198" draw:points="0,198 5,198 5,0 0,0">
          <text:p/>
        </draw:polygon>
        <draw:polygon draw:style-name="gr3" draw:text-style-name="P3" draw:layer="layout" svg:width="1.384cm" svg:height="0.197cm" svg:x="7.157cm" svg:y="2.044cm" svg:viewBox="0 0 1385 198" draw:points="0,198 1385,198 1385,0 0,0">
          <text:p/>
        </draw:polygon>
        <draw:polygon draw:style-name="gr3" draw:text-style-name="P3" draw:layer="layout" svg:width="0.001cm" svg:height="0.197cm" svg:x="8.541cm" svg:y="1.796cm" svg:viewBox="0 0 2 198" draw:points="0,198 2,198 2,0 0,0">
          <text:p/>
        </draw:polygon>
        <draw:polygon draw:style-name="gr3" draw:text-style-name="P3" draw:layer="layout" svg:width="0cm" svg:height="0.196cm" svg:x="8.543cm" svg:y="1.55cm" svg:viewBox="0 0 0 197" draw:points="0,197 0,0">
          <text:p/>
        </draw:polygon>
        <draw:polygon draw:style-name="gr3" draw:text-style-name="P3" draw:layer="layout" svg:width="0.008cm" svg:height="0.197cm" svg:x="8.543cm" svg:y="1.302cm" svg:viewBox="0 0 9 198" draw:points="0,198 9,198 9,0 0,0">
          <text:p/>
        </draw:polygon>
        <draw:polygon draw:style-name="gr3" draw:text-style-name="P3" draw:layer="layout" svg:width="0cm" svg:height="0.197cm" svg:x="8.551cm" svg:y="1.055cm" svg:viewBox="0 0 0 198" draw:points="0,198 0,0">
          <text:p/>
        </draw:polygon>
        <draw:polygon draw:style-name="gr3" draw:text-style-name="P3" draw:layer="layout" svg:width="-0.001cm" svg:height="0.196cm" svg:x="8.551cm" svg:y="0.809cm" svg:viewBox="0 0 0 197" draw:points="0,197 0,197 0,0 0,0">
          <text:p/>
        </draw:polygon>
        <draw:polygon draw:style-name="gr3" draw:text-style-name="P3" draw:layer="layout" svg:width="0cm" svg:height="0.197cm" svg:x="8.551cm" svg:y="0.561cm" svg:viewBox="0 0 0 198" draw:points="0,198 0,0">
          <text:p/>
        </draw:polygon>
        <draw:line draw:style-name="gr4" draw:text-style-name="P4" draw:layer="layout" svg:x1="3.533cm" svg:y1="4.66cm" svg:x2="3.533cm" svg:y2="0.366cm">
          <text:p/>
        </draw:line>
        <draw:polygon draw:style-name="gr5" draw:text-style-name="P5" draw:layer="layout" svg:width="0cm" svg:height="0.065cm" svg:x="3.533cm" svg:y="4.66cm" svg:viewBox="0 0 0 66" draw:points="0,0 0,66">
          <text:p/>
        </draw:polygon>
        <draw:line draw:style-name="gr6" draw:text-style-name="P4" draw:layer="layout" svg:x1="3.533cm" svg:y1="4.66cm" svg:x2="3.533cm" svg:y2="4.726cm">
          <text:p/>
        </draw:line>
        <draw:line draw:style-name="gr4" draw:text-style-name="P4" draw:layer="layout" svg:x1="4.781cm" svg:y1="4.66cm" svg:x2="4.781cm" svg:y2="0.366cm">
          <text:p/>
        </draw:line>
        <draw:polygon draw:style-name="gr5" draw:text-style-name="P5" draw:layer="layout" svg:width="0cm" svg:height="0.065cm" svg:x="4.781cm" svg:y="4.66cm" svg:viewBox="0 0 0 66" draw:points="0,0 0,66">
          <text:p/>
        </draw:polygon>
        <draw:line draw:style-name="gr6" draw:text-style-name="P4" draw:layer="layout" svg:x1="4.781cm" svg:y1="4.66cm" svg:x2="4.781cm" svg:y2="4.726cm">
          <text:p/>
        </draw:line>
        <draw:frame draw:style-name="gr7" draw:text-style-name="P7" draw:layer="layout" svg:width="0.931cm" svg:height="0.256cm" svg:x="3.49cm" svg:y="4.778cm">
          <draw:text-box>
            <text:p text:style-name="P6"><text:span text:style-name="T1">5000</text:span></text:p>
          </draw:text-box>
        </draw:frame>
        <draw:line draw:style-name="gr4" draw:text-style-name="P4" draw:layer="layout" svg:x1="6.03cm" svg:y1="4.66cm" svg:x2="6.03cm" svg:y2="0.366cm">
          <text:p/>
        </draw:line>
        <draw:polygon draw:style-name="gr5" draw:text-style-name="P5" draw:layer="layout" svg:width="0cm" svg:height="0.065cm" svg:x="6.03cm" svg:y="4.66cm" svg:viewBox="0 0 0 66" draw:points="0,0 0,66">
          <text:p/>
        </draw:polygon>
        <draw:line draw:style-name="gr6" draw:text-style-name="P4" draw:layer="layout" svg:x1="6.03cm" svg:y1="4.66cm" svg:x2="6.03cm" svg:y2="4.726cm">
          <text:p/>
        </draw:line>
        <draw:frame draw:style-name="gr8" draw:text-style-name="P7" draw:layer="layout" svg:width="1.164cm" svg:height="0.256cm" svg:x="4.729cm" svg:y="4.778cm">
          <draw:text-box>
            <text:p text:style-name="P6"><text:span text:style-name="T1">10000</text:span></text:p>
          </draw:text-box>
        </draw:frame>
        <draw:line draw:style-name="gr4" draw:text-style-name="P4" draw:layer="layout" svg:x1="7.278cm" svg:y1="4.66cm" svg:x2="7.278cm" svg:y2="0.366cm">
          <text:p/>
        </draw:line>
        <draw:polygon draw:style-name="gr5" draw:text-style-name="P5" draw:layer="layout" svg:width="0cm" svg:height="0.065cm" svg:x="7.278cm" svg:y="4.66cm" svg:viewBox="0 0 0 66" draw:points="0,0 0,66">
          <text:p/>
        </draw:polygon>
        <draw:line draw:style-name="gr6" draw:text-style-name="P4" draw:layer="layout" svg:x1="7.278cm" svg:y1="4.66cm" svg:x2="7.278cm" svg:y2="4.726cm">
          <text:p/>
        </draw:line>
        <draw:frame draw:style-name="gr9" draw:text-style-name="P7" draw:layer="layout" svg:width="1.166cm" svg:height="0.256cm" svg:x="5.976cm" svg:y="4.778cm">
          <draw:text-box>
            <text:p text:style-name="P6"><text:span text:style-name="T1">15000</text:span></text:p>
          </draw:text-box>
        </draw:frame>
        <draw:line draw:style-name="gr4" draw:text-style-name="P4" draw:layer="layout" svg:x1="8.527cm" svg:y1="4.66cm" svg:x2="8.527cm" svg:y2="0.366cm">
          <text:p/>
        </draw:line>
        <draw:polygon draw:style-name="gr5" draw:text-style-name="P5" draw:layer="layout" svg:width="0cm" svg:height="0.065cm" svg:x="8.527cm" svg:y="4.66cm" svg:viewBox="0 0 0 66" draw:points="0,0 0,66">
          <text:p/>
        </draw:polygon>
        <draw:line draw:style-name="gr6" draw:text-style-name="P4" draw:layer="layout" svg:x1="8.527cm" svg:y1="4.66cm" svg:x2="8.527cm" svg:y2="4.726cm">
          <text:p/>
        </draw:line>
        <draw:frame draw:style-name="gr8" draw:text-style-name="P7" draw:layer="layout" svg:width="1.164cm" svg:height="0.256cm" svg:x="7.226cm" svg:y="4.778cm">
          <draw:text-box>
            <text:p text:style-name="P6"><text:span text:style-name="T1">20000</text:span></text:p>
          </draw:text-box>
        </draw:frame>
        <draw:frame draw:style-name="gr10" draw:text-style-name="P7" draw:layer="layout" svg:width="1.394cm" svg:height="0.256cm" svg:x="8.258cm" svg:y="4.777cm">
          <draw:text-box>
            <text:p text:style-name="P6"><text:span text:style-name="T1">25000</text:span></text:p>
          </draw:text-box>
        </draw:frame>
        <draw:line draw:style-name="gr4" draw:text-style-name="P4" draw:layer="layout" svg:x1="2.284cm" svg:y1="4.366cm" svg:x2="8.551cm" svg:y2="4.366cm">
          <text:p/>
        </draw:line>
        <draw:polygon draw:style-name="gr5" draw:text-style-name="P5" draw:layer="layout" svg:width="0.023cm" svg:height="0cm" svg:x="2.26cm" svg:y="4.366cm" svg:viewBox="0 0 24 0" draw:points="24,0 0,0">
          <text:p/>
        </draw:polygon>
        <draw:line draw:style-name="gr6" draw:text-style-name="P4" draw:layer="layout" svg:x1="2.284cm" svg:y1="4.366cm" svg:x2="2.26cm" svg:y2="4.366cm">
          <text:p/>
        </draw:line>
        <draw:line draw:style-name="gr4" draw:text-style-name="P4" draw:layer="layout" svg:x1="2.284cm" svg:y1="4.119cm" svg:x2="8.551cm" svg:y2="4.119cm">
          <text:p/>
        </draw:line>
        <draw:polygon draw:style-name="gr5" draw:text-style-name="P5" draw:layer="layout" svg:width="0.023cm" svg:height="0cm" svg:x="2.26cm" svg:y="4.119cm" svg:viewBox="0 0 24 0" draw:points="24,0 0,0">
          <text:p/>
        </draw:polygon>
        <draw:line draw:style-name="gr6" draw:text-style-name="P4" draw:layer="layout" svg:x1="2.284cm" svg:y1="4.119cm" svg:x2="2.26cm" svg:y2="4.119cm">
          <text:p/>
        </draw:line>
        <draw:line draw:style-name="gr4" draw:text-style-name="P4" draw:layer="layout" svg:x1="2.284cm" svg:y1="3.872cm" svg:x2="8.551cm" svg:y2="3.872cm">
          <text:p/>
        </draw:line>
        <draw:polygon draw:style-name="gr5" draw:text-style-name="P5" draw:layer="layout" svg:width="0.023cm" svg:height="0cm" svg:x="2.26cm" svg:y="3.872cm" svg:viewBox="0 0 24 0" draw:points="24,0 0,0">
          <text:p/>
        </draw:polygon>
        <draw:line draw:style-name="gr6" draw:text-style-name="P4" draw:layer="layout" svg:x1="2.284cm" svg:y1="3.872cm" svg:x2="2.26cm" svg:y2="3.872cm">
          <text:p/>
        </draw:line>
        <draw:line draw:style-name="gr4" draw:text-style-name="P4" draw:layer="layout" svg:x1="2.284cm" svg:y1="3.625cm" svg:x2="8.551cm" svg:y2="3.625cm">
          <text:p/>
        </draw:line>
        <draw:polygon draw:style-name="gr5" draw:text-style-name="P5" draw:layer="layout" svg:width="0.023cm" svg:height="0cm" svg:x="2.26cm" svg:y="3.625cm" svg:viewBox="0 0 24 0" draw:points="24,0 0,0">
          <text:p/>
        </draw:polygon>
        <draw:line draw:style-name="gr6" draw:text-style-name="P4" draw:layer="layout" svg:x1="2.284cm" svg:y1="3.625cm" svg:x2="2.26cm" svg:y2="3.625cm">
          <text:p/>
        </draw:line>
        <draw:line draw:style-name="gr4" draw:text-style-name="P4" draw:layer="layout" svg:x1="2.284cm" svg:y1="3.377cm" svg:x2="8.551cm" svg:y2="3.377cm">
          <text:p/>
        </draw:line>
        <draw:polygon draw:style-name="gr5" draw:text-style-name="P5" draw:layer="layout" svg:width="0.023cm" svg:height="0cm" svg:x="2.26cm" svg:y="3.377cm" svg:viewBox="0 0 24 0" draw:points="24,0 0,0">
          <text:p/>
        </draw:polygon>
        <draw:line draw:style-name="gr6" draw:text-style-name="P4" draw:layer="layout" svg:x1="2.284cm" svg:y1="3.377cm" svg:x2="2.26cm" svg:y2="3.377cm">
          <text:p/>
        </draw:line>
        <draw:line draw:style-name="gr4" draw:text-style-name="P4" draw:layer="layout" svg:x1="2.284cm" svg:y1="3.131cm" svg:x2="8.551cm" svg:y2="3.131cm">
          <text:p/>
        </draw:line>
        <draw:polygon draw:style-name="gr5" draw:text-style-name="P5" draw:layer="layout" svg:width="0.023cm" svg:height="0cm" svg:x="2.26cm" svg:y="3.131cm" svg:viewBox="0 0 24 0" draw:points="24,0 0,0">
          <text:p/>
        </draw:polygon>
        <draw:line draw:style-name="gr6" draw:text-style-name="P4" draw:layer="layout" svg:x1="2.284cm" svg:y1="3.131cm" svg:x2="2.26cm" svg:y2="3.131cm">
          <text:p/>
        </draw:line>
        <draw:line draw:style-name="gr4" draw:text-style-name="P4" draw:layer="layout" svg:x1="2.284cm" svg:y1="2.884cm" svg:x2="8.551cm" svg:y2="2.884cm">
          <text:p/>
        </draw:line>
        <draw:polygon draw:style-name="gr5" draw:text-style-name="P5" draw:layer="layout" svg:width="0.023cm" svg:height="0cm" svg:x="2.26cm" svg:y="2.884cm" svg:viewBox="0 0 24 0" draw:points="24,0 0,0">
          <text:p/>
        </draw:polygon>
        <draw:line draw:style-name="gr6" draw:text-style-name="P4" draw:layer="layout" svg:x1="2.284cm" svg:y1="2.884cm" svg:x2="2.26cm" svg:y2="2.884cm">
          <text:p/>
        </draw:line>
        <draw:line draw:style-name="gr4" draw:text-style-name="P4" draw:layer="layout" svg:x1="2.284cm" svg:y1="2.636cm" svg:x2="8.551cm" svg:y2="2.636cm">
          <text:p/>
        </draw:line>
        <draw:polygon draw:style-name="gr5" draw:text-style-name="P5" draw:layer="layout" svg:width="0.023cm" svg:height="0cm" svg:x="2.26cm" svg:y="2.636cm" svg:viewBox="0 0 24 0" draw:points="24,0 0,0">
          <text:p/>
        </draw:polygon>
        <draw:line draw:style-name="gr6" draw:text-style-name="P4" draw:layer="layout" svg:x1="2.284cm" svg:y1="2.636cm" svg:x2="2.26cm" svg:y2="2.636cm">
          <text:p/>
        </draw:line>
        <draw:line draw:style-name="gr4" draw:text-style-name="P4" draw:layer="layout" svg:x1="2.284cm" svg:y1="2.39cm" svg:x2="8.551cm" svg:y2="2.39cm">
          <text:p/>
        </draw:line>
        <draw:polygon draw:style-name="gr5" draw:text-style-name="P5" draw:layer="layout" svg:width="0.023cm" svg:height="0cm" svg:x="2.26cm" svg:y="2.39cm" svg:viewBox="0 0 24 0" draw:points="24,0 0,0">
          <text:p/>
        </draw:polygon>
        <draw:line draw:style-name="gr6" draw:text-style-name="P4" draw:layer="layout" svg:x1="2.284cm" svg:y1="2.39cm" svg:x2="2.26cm" svg:y2="2.39cm">
          <text:p/>
        </draw:line>
        <draw:line draw:style-name="gr4" draw:text-style-name="P4" draw:layer="layout" svg:x1="2.284cm" svg:y1="2.142cm" svg:x2="8.551cm" svg:y2="2.142cm">
          <text:p/>
        </draw:line>
        <draw:polygon draw:style-name="gr5" draw:text-style-name="P5" draw:layer="layout" svg:width="0.023cm" svg:height="0cm" svg:x="2.26cm" svg:y="2.142cm" svg:viewBox="0 0 24 0" draw:points="24,0 0,0">
          <text:p/>
        </draw:polygon>
        <draw:line draw:style-name="gr6" draw:text-style-name="P4" draw:layer="layout" svg:x1="2.284cm" svg:y1="2.142cm" svg:x2="2.26cm" svg:y2="2.142cm">
          <text:p/>
        </draw:line>
        <draw:line draw:style-name="gr4" draw:text-style-name="P4" draw:layer="layout" svg:x1="2.284cm" svg:y1="1.895cm" svg:x2="8.551cm" svg:y2="1.895cm">
          <text:p/>
        </draw:line>
        <draw:polygon draw:style-name="gr5" draw:text-style-name="P5" draw:layer="layout" svg:width="0.023cm" svg:height="0cm" svg:x="2.26cm" svg:y="1.895cm" svg:viewBox="0 0 24 0" draw:points="24,0 0,0">
          <text:p/>
        </draw:polygon>
        <draw:line draw:style-name="gr6" draw:text-style-name="P4" draw:layer="layout" svg:x1="2.284cm" svg:y1="1.895cm" svg:x2="2.26cm" svg:y2="1.895cm">
          <text:p/>
        </draw:line>
        <draw:line draw:style-name="gr4" draw:text-style-name="P4" draw:layer="layout" svg:x1="2.284cm" svg:y1="1.649cm" svg:x2="8.551cm" svg:y2="1.649cm">
          <text:p/>
        </draw:line>
        <draw:polygon draw:style-name="gr5" draw:text-style-name="P5" draw:layer="layout" svg:width="0.023cm" svg:height="0cm" svg:x="2.26cm" svg:y="1.649cm" svg:viewBox="0 0 24 0" draw:points="24,0 0,0">
          <text:p/>
        </draw:polygon>
        <draw:line draw:style-name="gr6" draw:text-style-name="P4" draw:layer="layout" svg:x1="2.284cm" svg:y1="1.649cm" svg:x2="2.26cm" svg:y2="1.649cm">
          <text:p/>
        </draw:line>
        <draw:line draw:style-name="gr4" draw:text-style-name="P4" draw:layer="layout" svg:x1="2.284cm" svg:y1="1.401cm" svg:x2="8.551cm" svg:y2="1.401cm">
          <text:p/>
        </draw:line>
        <draw:polygon draw:style-name="gr5" draw:text-style-name="P5" draw:layer="layout" svg:width="0.023cm" svg:height="0cm" svg:x="2.26cm" svg:y="1.401cm" svg:viewBox="0 0 24 0" draw:points="24,0 0,0">
          <text:p/>
        </draw:polygon>
        <draw:line draw:style-name="gr6" draw:text-style-name="P4" draw:layer="layout" svg:x1="2.284cm" svg:y1="1.401cm" svg:x2="2.26cm" svg:y2="1.401cm">
          <text:p/>
        </draw:line>
        <draw:line draw:style-name="gr4" draw:text-style-name="P4" draw:layer="layout" svg:x1="2.284cm" svg:y1="1.154cm" svg:x2="8.551cm" svg:y2="1.154cm">
          <text:p/>
        </draw:line>
        <draw:polygon draw:style-name="gr5" draw:text-style-name="P5" draw:layer="layout" svg:width="0.023cm" svg:height="0cm" svg:x="2.26cm" svg:y="1.154cm" svg:viewBox="0 0 24 0" draw:points="24,0 0,0">
          <text:p/>
        </draw:polygon>
        <draw:line draw:style-name="gr6" draw:text-style-name="P4" draw:layer="layout" svg:x1="2.284cm" svg:y1="1.154cm" svg:x2="2.26cm" svg:y2="1.154cm">
          <text:p/>
        </draw:line>
        <draw:line draw:style-name="gr4" draw:text-style-name="P4" draw:layer="layout" svg:x1="2.284cm" svg:y1="0.907cm" svg:x2="8.551cm" svg:y2="0.907cm">
          <text:p/>
        </draw:line>
        <draw:polygon draw:style-name="gr5" draw:text-style-name="P5" draw:layer="layout" svg:width="0.023cm" svg:height="0cm" svg:x="2.26cm" svg:y="0.907cm" svg:viewBox="0 0 24 0" draw:points="24,0 0,0">
          <text:p/>
        </draw:polygon>
        <draw:line draw:style-name="gr6" draw:text-style-name="P4" draw:layer="layout" svg:x1="2.284cm" svg:y1="0.907cm" svg:x2="2.26cm" svg:y2="0.907cm">
          <text:p/>
        </draw:line>
        <draw:line draw:style-name="gr4" draw:text-style-name="P4" draw:layer="layout" svg:x1="2.284cm" svg:y1="0.66cm" svg:x2="8.551cm" svg:y2="0.66cm">
          <text:p/>
        </draw:line>
        <draw:polygon draw:style-name="gr5" draw:text-style-name="P5" draw:layer="layout" svg:width="0.023cm" svg:height="0cm" svg:x="2.26cm" svg:y="0.66cm" svg:viewBox="0 0 24 0" draw:points="24,0 0,0">
          <text:p/>
        </draw:polygon>
        <draw:line draw:style-name="gr6" draw:text-style-name="P4" draw:layer="layout" svg:x1="2.284cm" svg:y1="0.66cm" svg:x2="2.26cm" svg:y2="0.66cm">
          <text:p/>
        </draw:line>
        <draw:line draw:style-name="gr11" draw:text-style-name="P4" draw:layer="layout" svg:x1="2.284cm" svg:y1="4.66cm" svg:x2="2.284cm" svg:y2="0.366cm">
          <text:p/>
        </draw:line>
        <draw:line draw:style-name="gr11" draw:text-style-name="P4" draw:layer="layout" svg:x1="8.551cm" svg:y1="4.66cm" svg:x2="8.551cm" svg:y2="0.366cm">
          <text:p/>
        </draw:line>
        <draw:line draw:style-name="gr11" draw:text-style-name="P4" draw:layer="layout" svg:x1="2.284cm" svg:y1="4.66cm" svg:x2="8.551cm" svg:y2="4.66cm">
          <text:p/>
        </draw:line>
        <draw:line draw:style-name="gr11" draw:text-style-name="P4" draw:layer="layout" svg:x1="2.284cm" svg:y1="0.366cm" svg:x2="8.551cm" svg:y2="0.366cm">
          <text:p/>
        </draw:line>
        <draw:frame draw:style-name="gr12" draw:text-style-name="P7" draw:layer="layout" svg:width="0.988cm" svg:height="0.256cm" svg:x="1.237cm" svg:y="4.258cm">
          <draw:text-box>
            <text:p text:style-name="P6"><text:span text:style-name="T1">I</text:span><text:span text:style-name="T1">n</text:span><text:span text:style-name="T1">t</text:span><text:span text:style-name="T1">e</text:span><text:span text:style-name="T1">r</text:span><text:span text:style-name="T1">p</text:span><text:span text:style-name="T1">r</text:span><text:span text:style-name="T1">e</text:span><text:span text:style-name="T1">t</text:span><text:span text:style-name="T1">e</text:span><text:span text:style-name="T1">r</text:span></text:p>
          </draw:text-box>
        </draw:frame>
        <draw:frame draw:style-name="gr13" draw:text-style-name="P7" draw:layer="layout" svg:width="1.073cm" svg:height="0.256cm" svg:x="1.091cm" svg:y="4.012cm">
          <draw:text-box>
            <text:p text:style-name="P6"><text:span text:style-name="T1">Q</text:span><text:span text:style-name="T1">U</text:span><text:span text:style-name="T1">A</text:span><text:span text:style-name="T1">N</text:span><text:span text:style-name="T1">T</text:span><text:span text:style-name="T1">I</text:span><text:span text:style-name="T1">Z</text:span><text:span text:style-name="T1">E</text:span></text:p>
          </draw:text-box>
        </draw:frame>
        <draw:frame draw:style-name="gr14" draw:text-style-name="P9" draw:layer="layout" svg:width="1.001cm" svg:height="0.257cm" svg:x="1.151cm" svg:y="3.764cm">
          <draw:text-box>
            <text:p text:style-name="P8"><text:span text:style-name="T2">C</text:span><text:span text:style-name="T2">O</text:span><text:span text:style-name="T2">N</text:span><text:span text:style-name="T2">V</text:span><text:span text:style-name="T2">_</text:span><text:span text:style-name="T2">2</text:span><text:span text:style-name="T2">D</text:span></text:p>
          </draw:text-box>
        </draw:frame>
        <draw:frame draw:style-name="gr15" draw:text-style-name="P9" draw:layer="layout" svg:width="1.001cm" svg:height="0.256cm" svg:x="1.151cm" svg:y="3.519cm">
          <draw:text-box>
            <text:p text:style-name="P8"><text:span text:style-name="T2">C</text:span><text:span text:style-name="T2">O</text:span><text:span text:style-name="T2">N</text:span><text:span text:style-name="T2">V</text:span><text:span text:style-name="T2">_</text:span><text:span text:style-name="T2">2</text:span><text:span text:style-name="T2">D</text:span></text:p>
          </draw:text-box>
        </draw:frame>
        <draw:frame draw:style-name="gr16" draw:text-style-name="P7" draw:layer="layout" svg:width="1.556cm" svg:height="0.256cm" svg:x="0.624cm" svg:y="3.273cm">
          <draw:text-box>
            <text:p text:style-name="P6"><text:span text:style-name="T1">MA</text:span><text:span text:style-name="T1">X_</text:span><text:span text:style-name="T1">PO</text:span><text:span text:style-name="T1">OL</text:span><text:span text:style-name="T1">_2</text:span><text:span text:style-name="T1">D</text:span></text:p>
          </draw:text-box>
        </draw:frame>
        <draw:frame draw:style-name="gr14" draw:text-style-name="P9" draw:layer="layout" svg:width="1.001cm" svg:height="0.257cm" svg:x="1.151cm" svg:y="3.025cm">
          <draw:text-box>
            <text:p text:style-name="P8"><text:span text:style-name="T2">CO</text:span><text:span text:style-name="T2">NV</text:span><text:span text:style-name="T2">_2</text:span><text:span text:style-name="T2">D</text:span></text:p>
          </draw:text-box>
        </draw:frame>
        <draw:frame draw:style-name="gr16" draw:text-style-name="P7" draw:layer="layout" svg:width="1.556cm" svg:height="0.256cm" svg:x="0.624cm" svg:y="2.78cm">
          <draw:text-box>
            <text:p text:style-name="P6"><text:span text:style-name="T1">MA</text:span><text:span text:style-name="T1">X_</text:span><text:span text:style-name="T1">PO</text:span><text:span text:style-name="T1">OL</text:span><text:span text:style-name="T1">_2</text:span><text:span text:style-name="T1">D</text:span></text:p>
          </draw:text-box>
        </draw:frame>
        <draw:frame draw:style-name="gr17" draw:text-style-name="P7" draw:layer="layout" svg:width="0.451cm" svg:height="0.257cm" svg:x="1.706cm" svg:y="2.535cm">
          <draw:text-box>
            <text:p text:style-name="P6"><text:span text:style-name="T1">M</text:span><text:span text:style-name="T1">UL</text:span></text:p>
          </draw:text-box>
        </draw:frame>
        <draw:frame draw:style-name="gr18" draw:text-style-name="P7" draw:layer="layout" svg:width="0.447cm" svg:height="0.256cm" svg:x="1.708cm" svg:y="2.289cm">
          <draw:text-box>
            <text:p text:style-name="P6"><text:span text:style-name="T1">AD</text:span><text:span text:style-name="T1">D</text:span></text:p>
          </draw:text-box>
        </draw:frame>
        <draw:frame draw:style-name="gr15" draw:text-style-name="P9" draw:layer="layout" svg:width="1.001cm" svg:height="0.256cm" svg:x="1.164cm" svg:y="2.042cm">
          <draw:text-box>
            <text:p text:style-name="P8"><text:span text:style-name="T2">CO</text:span><text:span text:style-name="T2">NV</text:span><text:span text:style-name="T2">_2</text:span><text:span text:style-name="T2">D</text:span></text:p>
          </draw:text-box>
        </draw:frame>
        <draw:frame draw:style-name="gr16" draw:text-style-name="P7" draw:layer="layout" svg:width="1.556cm" svg:height="0.256cm" svg:x="0.637cm" svg:y="1.797cm">
          <draw:text-box>
            <text:p text:style-name="P6"><text:span text:style-name="T1">MA</text:span><text:span text:style-name="T1">X_</text:span><text:span text:style-name="T1">PO</text:span><text:span text:style-name="T1">OL</text:span><text:span text:style-name="T1">_2</text:span><text:span text:style-name="T1">D</text:span></text:p>
          </draw:text-box>
        </draw:frame>
        <draw:frame draw:style-name="gr19" draw:text-style-name="P7" draw:layer="layout" svg:width="1.005cm" svg:height="0.256cm" svg:x="1.177cm" svg:y="1.55cm">
          <draw:text-box>
            <text:p text:style-name="P6"><text:span text:style-name="T1">RE</text:span><text:span text:style-name="T1">SH</text:span><text:span text:style-name="T1">AP</text:span><text:span text:style-name="T1">E</text:span></text:p>
          </draw:text-box>
        </draw:frame>
        <draw:frame draw:style-name="gr20" draw:text-style-name="P7" draw:layer="layout" svg:width="2.119cm" svg:height="0.257cm" svg:x="0.122cm" svg:y="1.304cm">
          <draw:text-box>
            <text:p text:style-name="P6"><text:span text:style-name="T1">FU</text:span><text:span text:style-name="T1">LL</text:span><text:span text:style-name="T1">Y_</text:span><text:span text:style-name="T1">CO</text:span><text:span text:style-name="T1">NN</text:span><text:span text:style-name="T1">EC</text:span><text:span text:style-name="T1">TE</text:span><text:span text:style-name="T1">D</text:span></text:p>
          </draw:text-box>
        </draw:frame>
        <draw:frame draw:style-name="gr21" draw:text-style-name="P7" draw:layer="layout" svg:width="2.119cm" svg:height="0.256cm" svg:x="0.122cm" svg:y="1.059cm">
          <draw:text-box>
            <text:p text:style-name="P6"><text:span text:style-name="T1">FU</text:span><text:span text:style-name="T1">LL</text:span><text:span text:style-name="T1">Y_</text:span><text:span text:style-name="T1">CO</text:span><text:span text:style-name="T1">NN</text:span><text:span text:style-name="T1">EC</text:span><text:span text:style-name="T1">TE</text:span><text:span text:style-name="T1">D</text:span></text:p>
          </draw:text-box>
        </draw:frame>
        <draw:frame draw:style-name="gr22" draw:text-style-name="P7" draw:layer="layout" svg:width="1.026cm" svg:height="0.256cm" svg:x="1.146cm" svg:y="0.812cm">
          <draw:text-box>
            <text:p text:style-name="P6"><text:span text:style-name="T1">SO</text:span><text:span text:style-name="T1">FT</text:span><text:span text:style-name="T1">MA</text:span><text:span text:style-name="T1">X</text:span></text:p>
          </draw:text-box>
        </draw:frame>
        <draw:frame draw:style-name="gr23" draw:text-style-name="P7" draw:layer="layout" svg:width="1.365cm" svg:height="0.256cm" svg:x="0.849cm" svg:y="0.567cm">
          <draw:text-box>
            <text:p text:style-name="P6"><text:span text:style-name="T1">DE</text:span><text:span text:style-name="T1">QU</text:span><text:span text:style-name="T1">AN</text:span><text:span text:style-name="T1">TIZ</text:span><text:span text:style-name="T1">E</text:span></text:p>
          </draw:text-box>
        </draw:frame>
        <draw:polygon draw:style-name="gr1" draw:text-style-name="P1" draw:layer="layout" svg:width="6.247cm" svg:height="4.301cm" svg:x="2.279cm" svg:y="5.731cm" svg:viewBox="0 0 6248 4302" draw:points="0,4302 6248,4302 6248,0 0,0">
          <text:p/>
        </draw:polygon>
        <draw:polygon draw:style-name="gr2" draw:text-style-name="P2" draw:layer="layout" svg:width="6.247cm" svg:height="0.198cm" svg:x="2.279cm" svg:y="9.638cm" svg:viewBox="0 0 6248 199" draw:points="0,199 6248,199 6248,0 0,0">
          <text:p/>
        </draw:polygon>
        <draw:polygon draw:style-name="gr3" draw:text-style-name="P3" draw:layer="layout" svg:width="0.005cm" svg:height="0.197cm" svg:x="2.279cm" svg:y="9.391cm" svg:viewBox="0 0 6 198" draw:points="0,198 6,198 6,0 0,0">
          <text:p/>
        </draw:polygon>
        <draw:polygon draw:style-name="gr24" draw:text-style-name="P10" draw:layer="layout" svg:width="0.477cm" svg:height="0.198cm" svg:x="2.285cm" svg:y="9.143cm" svg:viewBox="0 0 478 199" draw:points="0,199 478,199 478,0 0,0">
          <text:p/>
        </draw:polygon>
        <draw:polygon draw:style-name="gr24" draw:text-style-name="P10" draw:layer="layout" svg:width="2.569cm" svg:height="0.198cm" svg:x="2.764cm" svg:y="8.896cm" svg:viewBox="0 0 2570 199" draw:points="0,199 2570,199 2570,0 0,0">
          <text:p/>
        </draw:polygon>
        <draw:polygon draw:style-name="gr3" draw:text-style-name="P3" draw:layer="layout" svg:width="0.208cm" svg:height="0.197cm" svg:x="5.333cm" svg:y="8.649cm" svg:viewBox="0 0 209 198" draw:points="0,198 209,198 209,0 0,0">
          <text:p/>
        </draw:polygon>
        <draw:polygon draw:style-name="gr24" draw:text-style-name="P10" draw:layer="layout" svg:width="1.234cm" svg:height="0.198cm" svg:x="5.545cm" svg:y="8.401cm" svg:viewBox="0 0 1235 199" draw:points="0,199 1235,199 1235,0 0,0">
          <text:p/>
        </draw:polygon>
        <draw:polygon draw:style-name="gr3" draw:text-style-name="P3" draw:layer="layout" svg:width="0.104cm" svg:height="0.197cm" svg:x="6.78cm" svg:y="8.154cm" svg:viewBox="0 0 105 198" draw:points="0,198 105,198 105,0 0,0">
          <text:p/>
        </draw:polygon>
        <draw:polygon draw:style-name="gr3" draw:text-style-name="P3" draw:layer="layout" svg:width="0.076cm" svg:height="0.198cm" svg:x="6.884cm" svg:y="7.906cm" svg:viewBox="0 0 77 199" draw:points="0,199 77,199 77,0 0,0">
          <text:p/>
        </draw:polygon>
        <draw:polygon draw:style-name="gr3" draw:text-style-name="P3" draw:layer="layout" svg:width="0.154cm" svg:height="0.198cm" svg:x="6.961cm" svg:y="7.659cm" svg:viewBox="0 0 155 199" draw:points="0,199 155,199 155,0 0,0">
          <text:p/>
        </draw:polygon>
        <draw:polygon draw:style-name="gr24" draw:text-style-name="P10" draw:layer="layout" svg:width="1.049cm" svg:height="0.197cm" svg:x="7.127cm" svg:y="7.412cm" svg:viewBox="0 0 1050 198" draw:points="0,198 1050,198 1050,0 0,0">
          <text:p/>
        </draw:polygon>
        <draw:polygon draw:style-name="gr3" draw:text-style-name="P3" draw:layer="layout" svg:width="0.052cm" svg:height="0.198cm" svg:x="8.177cm" svg:y="7.164cm" svg:viewBox="0 0 53 199" draw:points="0,199 53,199 53,0 0,0">
          <text:p/>
        </draw:polygon>
        <draw:polygon draw:style-name="gr3" draw:text-style-name="P3" draw:layer="layout" svg:width="0cm" svg:height="0.197cm" svg:x="8.229cm" svg:y="6.917cm" svg:viewBox="0 0 1 198" draw:points="0,198 1,198 1,0 0,0">
          <text:p/>
        </draw:polygon>
        <draw:polygon draw:style-name="gr3" draw:text-style-name="P3" draw:layer="layout" svg:width="0.292cm" svg:height="0.198cm" svg:x="8.23cm" svg:y="6.669cm" svg:viewBox="0 0 293 199" draw:points="0,199 293,199 293,0 0,0">
          <text:p/>
        </draw:polygon>
        <draw:polygon draw:style-name="gr3" draw:text-style-name="P3" draw:layer="layout" svg:width="0cm" svg:height="0.198cm" svg:x="8.523cm" svg:y="6.422cm" svg:viewBox="0 0 1 199" draw:points="0,199 1,199 1,0 0,0">
          <text:p/>
        </draw:polygon>
        <draw:polygon draw:style-name="gr3" draw:text-style-name="P3" draw:layer="layout" svg:width="0.002cm" svg:height="0.197cm" svg:x="8.524cm" svg:y="6.174cm" svg:viewBox="0 0 3 198" draw:points="0,198 3,198 3,0 0,0">
          <text:p/>
        </draw:polygon>
        <draw:polygon draw:style-name="gr3" draw:text-style-name="P3" draw:layer="layout" svg:width="0cm" svg:height="0.197cm" svg:x="8.526cm" svg:y="5.927cm" svg:viewBox="0 0 0 198" draw:points="0,198 0,0">
          <text:p/>
        </draw:polygon>
        <draw:line draw:style-name="gr4" draw:text-style-name="P4" draw:layer="layout" svg:x1="3.144cm" svg:y1="10.032cm" svg:x2="3.144cm" svg:y2="5.731cm">
          <text:p/>
        </draw:line>
        <draw:polygon draw:style-name="gr5" draw:text-style-name="P5" draw:layer="layout" svg:width="0cm" svg:height="0.065cm" svg:x="3.144cm" svg:y="10.032cm" svg:viewBox="0 0 0 66" draw:points="0,0 0,66">
          <text:p/>
        </draw:polygon>
        <draw:line draw:style-name="gr6" draw:text-style-name="P4" draw:layer="layout" svg:x1="3.144cm" svg:y1="10.032cm" svg:x2="3.144cm" svg:y2="10.098cm">
          <text:p/>
        </draw:line>
        <draw:line draw:style-name="gr4" draw:text-style-name="P4" draw:layer="layout" svg:x1="4.01cm" svg:y1="10.032cm" svg:x2="4.01cm" svg:y2="5.731cm">
          <text:p/>
        </draw:line>
        <draw:polygon draw:style-name="gr5" draw:text-style-name="P5" draw:layer="layout" svg:width="0cm" svg:height="0.065cm" svg:x="4.01cm" svg:y="10.032cm" svg:viewBox="0 0 0 66" draw:points="0,0 0,66">
          <text:p/>
        </draw:polygon>
        <draw:line draw:style-name="gr6" draw:text-style-name="P4" draw:layer="layout" svg:x1="4.01cm" svg:y1="10.032cm" svg:x2="4.01cm" svg:y2="10.098cm">
          <text:p/>
        </draw:line>
        <draw:frame draw:style-name="gr25" draw:text-style-name="P7" draw:layer="layout" svg:width="0.358cm" svg:height="0.265cm" svg:x="3.112cm" svg:y="10.149cm">
          <draw:text-box>
            <text:p text:style-name="P6"><text:span text:style-name="T1">1</text:span><text:span text:style-name="T1">0</text:span><text:span text:style-name="T1">0</text:span></text:p>
          </draw:text-box>
        </draw:frame>
        <draw:line draw:style-name="gr4" draw:text-style-name="P4" draw:layer="layout" svg:x1="4.875cm" svg:y1="10.032cm" svg:x2="4.875cm" svg:y2="5.731cm">
          <text:p/>
        </draw:line>
        <draw:polygon draw:style-name="gr5" draw:text-style-name="P5" draw:layer="layout" svg:width="0cm" svg:height="0.065cm" svg:x="4.875cm" svg:y="10.032cm" svg:viewBox="0 0 0 66" draw:points="0,0 0,66">
          <text:p/>
        </draw:polygon>
        <draw:line draw:style-name="gr6" draw:text-style-name="P4" draw:layer="layout" svg:x1="4.875cm" svg:y1="10.032cm" svg:x2="4.875cm" svg:y2="10.098cm">
          <text:p/>
        </draw:line>
        <draw:frame draw:style-name="gr25" draw:text-style-name="P7" draw:layer="layout" svg:width="0.358cm" svg:height="0.265cm" svg:x="3.977cm" svg:y="10.149cm">
          <draw:text-box>
            <text:p text:style-name="P6"><text:span text:style-name="T1">2</text:span><text:span text:style-name="T1">0</text:span><text:span text:style-name="T1">0</text:span></text:p>
          </draw:text-box>
        </draw:frame>
        <draw:line draw:style-name="gr4" draw:text-style-name="P4" draw:layer="layout" svg:x1="5.74cm" svg:y1="10.032cm" svg:x2="5.74cm" svg:y2="5.731cm">
          <text:p/>
        </draw:line>
        <draw:polygon draw:style-name="gr5" draw:text-style-name="P5" draw:layer="layout" svg:width="0cm" svg:height="0.065cm" svg:x="5.74cm" svg:y="10.032cm" svg:viewBox="0 0 0 66" draw:points="0,0 0,66">
          <text:p/>
        </draw:polygon>
        <draw:line draw:style-name="gr6" draw:text-style-name="P4" draw:layer="layout" svg:x1="5.74cm" svg:y1="10.032cm" svg:x2="5.74cm" svg:y2="10.098cm">
          <text:p/>
        </draw:line>
        <draw:frame draw:style-name="gr25" draw:text-style-name="P7" draw:layer="layout" svg:width="0.358cm" svg:height="0.265cm" svg:x="4.844cm" svg:y="10.149cm">
          <draw:text-box>
            <text:p text:style-name="P6"><text:span text:style-name="T1">300</text:span></text:p>
          </draw:text-box>
        </draw:frame>
        <draw:line draw:style-name="gr4" draw:text-style-name="P4" draw:layer="layout" svg:x1="6.606cm" svg:y1="10.032cm" svg:x2="6.606cm" svg:y2="5.731cm">
          <text:p/>
        </draw:line>
        <draw:polygon draw:style-name="gr5" draw:text-style-name="P5" draw:layer="layout" svg:width="0cm" svg:height="0.065cm" svg:x="6.606cm" svg:y="10.032cm" svg:viewBox="0 0 0 66" draw:points="0,0 0,66">
          <text:p/>
        </draw:polygon>
        <draw:line draw:style-name="gr6" draw:text-style-name="P4" draw:layer="layout" svg:x1="6.606cm" svg:y1="10.032cm" svg:x2="6.606cm" svg:y2="10.098cm">
          <text:p/>
        </draw:line>
        <draw:frame draw:style-name="gr25" draw:text-style-name="P7" draw:layer="layout" svg:width="0.358cm" svg:height="0.265cm" svg:x="5.708cm" svg:y="10.149cm">
          <draw:text-box>
            <text:p text:style-name="P6"><text:span text:style-name="T1">4</text:span><text:span text:style-name="T1">0</text:span><text:span text:style-name="T1">0</text:span></text:p>
          </draw:text-box>
        </draw:frame>
        <draw:line draw:style-name="gr4" draw:text-style-name="P4" draw:layer="layout" svg:x1="7.471cm" svg:y1="10.032cm" svg:x2="7.471cm" svg:y2="5.731cm">
          <text:p/>
        </draw:line>
        <draw:polygon draw:style-name="gr5" draw:text-style-name="P5" draw:layer="layout" svg:width="0cm" svg:height="0.065cm" svg:x="7.471cm" svg:y="10.032cm" svg:viewBox="0 0 0 66" draw:points="0,0 0,66">
          <text:p/>
        </draw:polygon>
        <draw:line draw:style-name="gr6" draw:text-style-name="P4" draw:layer="layout" svg:x1="7.471cm" svg:y1="10.032cm" svg:x2="7.471cm" svg:y2="10.098cm">
          <text:p/>
        </draw:line>
        <draw:frame draw:style-name="gr25" draw:text-style-name="P7" draw:layer="layout" svg:width="0.358cm" svg:height="0.265cm" svg:x="6.575cm" svg:y="10.149cm">
          <draw:text-box>
            <text:p text:style-name="P6"><text:span text:style-name="T1">5</text:span><text:span text:style-name="T1">0</text:span><text:span text:style-name="T1">0</text:span></text:p>
          </draw:text-box>
        </draw:frame>
        <draw:line draw:style-name="gr4" draw:text-style-name="P4" draw:layer="layout" svg:x1="8.336cm" svg:y1="10.032cm" svg:x2="8.336cm" svg:y2="5.731cm">
          <text:p/>
        </draw:line>
        <draw:polygon draw:style-name="gr5" draw:text-style-name="P5" draw:layer="layout" svg:width="0cm" svg:height="0.065cm" svg:x="8.336cm" svg:y="10.032cm" svg:viewBox="0 0 0 66" draw:points="0,0 0,66">
          <text:p/>
        </draw:polygon>
        <draw:line draw:style-name="gr6" draw:text-style-name="P4" draw:layer="layout" svg:x1="8.336cm" svg:y1="10.032cm" svg:x2="8.336cm" svg:y2="10.098cm">
          <text:p/>
        </draw:line>
        <draw:frame draw:style-name="gr25" draw:text-style-name="P7" draw:layer="layout" svg:width="0.358cm" svg:height="0.265cm" svg:x="7.44cm" svg:y="10.149cm">
          <draw:text-box>
            <text:p text:style-name="P6"><text:span text:style-name="T1">6</text:span><text:span text:style-name="T1">0</text:span><text:span text:style-name="T1">0</text:span></text:p>
          </draw:text-box>
        </draw:frame>
        <draw:frame draw:style-name="gr25" draw:text-style-name="P7" draw:layer="layout" svg:width="0.358cm" svg:height="0.265cm" svg:x="8.304cm" svg:y="10.149cm">
          <draw:text-box>
            <text:p text:style-name="P6"><text:span text:style-name="T1">7</text:span><text:span text:style-name="T1">0</text:span><text:span text:style-name="T1">0</text:span></text:p>
          </draw:text-box>
        </draw:frame>
        <draw:line draw:style-name="gr4" draw:text-style-name="P4" draw:layer="layout" svg:x1="2.279cm" svg:y1="9.738cm" svg:x2="8.527cm" svg:y2="9.738cm">
          <text:p/>
        </draw:line>
        <draw:polygon draw:style-name="gr5" draw:text-style-name="P5" draw:layer="layout" svg:width="0.022cm" svg:height="0cm" svg:x="2.255cm" svg:y="9.738cm" svg:viewBox="0 0 23 0" draw:points="23,0 0,0">
          <text:p/>
        </draw:polygon>
        <draw:line draw:style-name="gr6" draw:text-style-name="P4" draw:layer="layout" svg:x1="2.278cm" svg:y1="9.738cm" svg:x2="2.255cm" svg:y2="9.738cm">
          <text:p/>
        </draw:line>
        <draw:line draw:style-name="gr4" draw:text-style-name="P4" draw:layer="layout" svg:x1="2.279cm" svg:y1="9.49cm" svg:x2="8.527cm" svg:y2="9.49cm">
          <text:p/>
        </draw:line>
        <draw:polygon draw:style-name="gr5" draw:text-style-name="P5" draw:layer="layout" svg:width="0.022cm" svg:height="0cm" svg:x="2.255cm" svg:y="9.49cm" svg:viewBox="0 0 23 0" draw:points="23,0 0,0">
          <text:p/>
        </draw:polygon>
        <draw:line draw:style-name="gr6" draw:text-style-name="P4" draw:layer="layout" svg:x1="2.278cm" svg:y1="9.49cm" svg:x2="2.255cm" svg:y2="9.49cm">
          <text:p/>
        </draw:line>
        <draw:line draw:style-name="gr4" draw:text-style-name="P4" draw:layer="layout" svg:x1="2.279cm" svg:y1="9.243cm" svg:x2="8.527cm" svg:y2="9.243cm">
          <text:p/>
        </draw:line>
        <draw:polygon draw:style-name="gr5" draw:text-style-name="P5" draw:layer="layout" svg:width="0.022cm" svg:height="0cm" svg:x="2.255cm" svg:y="9.243cm" svg:viewBox="0 0 23 0" draw:points="23,0 0,0">
          <text:p/>
        </draw:polygon>
        <draw:line draw:style-name="gr6" draw:text-style-name="P4" draw:layer="layout" svg:x1="2.278cm" svg:y1="9.243cm" svg:x2="2.255cm" svg:y2="9.243cm">
          <text:p/>
        </draw:line>
        <draw:line draw:style-name="gr4" draw:text-style-name="P4" draw:layer="layout" svg:x1="2.279cm" svg:y1="8.995cm" svg:x2="8.527cm" svg:y2="8.995cm">
          <text:p/>
        </draw:line>
        <draw:polygon draw:style-name="gr5" draw:text-style-name="P5" draw:layer="layout" svg:width="0.022cm" svg:height="0cm" svg:x="2.255cm" svg:y="8.995cm" svg:viewBox="0 0 23 0" draw:points="23,0 0,0">
          <text:p/>
        </draw:polygon>
        <draw:line draw:style-name="gr6" draw:text-style-name="P4" draw:layer="layout" svg:x1="2.278cm" svg:y1="8.995cm" svg:x2="2.255cm" svg:y2="8.995cm">
          <text:p/>
        </draw:line>
        <draw:line draw:style-name="gr4" draw:text-style-name="P4" draw:layer="layout" svg:x1="2.279cm" svg:y1="8.747cm" svg:x2="8.527cm" svg:y2="8.747cm">
          <text:p/>
        </draw:line>
        <draw:polygon draw:style-name="gr5" draw:text-style-name="P5" draw:layer="layout" svg:width="0.022cm" svg:height="0cm" svg:x="2.255cm" svg:y="8.747cm" svg:viewBox="0 0 23 0" draw:points="23,0 0,0">
          <text:p/>
        </draw:polygon>
        <draw:line draw:style-name="gr6" draw:text-style-name="P4" draw:layer="layout" svg:x1="2.278cm" svg:y1="8.747cm" svg:x2="2.255cm" svg:y2="8.747cm">
          <text:p/>
        </draw:line>
        <draw:line draw:style-name="gr4" draw:text-style-name="P4" draw:layer="layout" svg:x1="2.279cm" svg:y1="8.5cm" svg:x2="8.527cm" svg:y2="8.5cm">
          <text:p/>
        </draw:line>
        <draw:polygon draw:style-name="gr5" draw:text-style-name="P5" draw:layer="layout" svg:width="0.022cm" svg:height="0cm" svg:x="2.255cm" svg:y="8.5cm" svg:viewBox="0 0 23 0" draw:points="23,0 0,0">
          <text:p/>
        </draw:polygon>
        <draw:line draw:style-name="gr6" draw:text-style-name="P4" draw:layer="layout" svg:x1="2.278cm" svg:y1="8.5cm" svg:x2="2.255cm" svg:y2="8.5cm">
          <text:p/>
        </draw:line>
        <draw:line draw:style-name="gr4" draw:text-style-name="P4" draw:layer="layout" svg:x1="2.279cm" svg:y1="8.253cm" svg:x2="8.527cm" svg:y2="8.253cm">
          <text:p/>
        </draw:line>
        <draw:polygon draw:style-name="gr5" draw:text-style-name="P5" draw:layer="layout" svg:width="0.022cm" svg:height="0cm" svg:x="2.255cm" svg:y="8.253cm" svg:viewBox="0 0 23 0" draw:points="23,0 0,0">
          <text:p/>
        </draw:polygon>
        <draw:line draw:style-name="gr6" draw:text-style-name="P4" draw:layer="layout" svg:x1="2.278cm" svg:y1="8.253cm" svg:x2="2.255cm" svg:y2="8.253cm">
          <text:p/>
        </draw:line>
        <draw:line draw:style-name="gr4" draw:text-style-name="P4" draw:layer="layout" svg:x1="2.279cm" svg:y1="8.005cm" svg:x2="8.527cm" svg:y2="8.005cm">
          <text:p/>
        </draw:line>
        <draw:polygon draw:style-name="gr5" draw:text-style-name="P5" draw:layer="layout" svg:width="0.022cm" svg:height="0cm" svg:x="2.255cm" svg:y="8.005cm" svg:viewBox="0 0 23 0" draw:points="23,0 0,0">
          <text:p/>
        </draw:polygon>
        <draw:line draw:style-name="gr6" draw:text-style-name="P4" draw:layer="layout" svg:x1="2.278cm" svg:y1="8.005cm" svg:x2="2.255cm" svg:y2="8.005cm">
          <text:p/>
        </draw:line>
        <draw:line draw:style-name="gr4" draw:text-style-name="P4" draw:layer="layout" svg:x1="2.279cm" svg:y1="7.758cm" svg:x2="8.527cm" svg:y2="7.758cm">
          <text:p/>
        </draw:line>
        <draw:polygon draw:style-name="gr5" draw:text-style-name="P5" draw:layer="layout" svg:width="0.022cm" svg:height="0cm" svg:x="2.255cm" svg:y="7.758cm" svg:viewBox="0 0 23 0" draw:points="23,0 0,0">
          <text:p/>
        </draw:polygon>
        <draw:line draw:style-name="gr6" draw:text-style-name="P4" draw:layer="layout" svg:x1="2.278cm" svg:y1="7.758cm" svg:x2="2.255cm" svg:y2="7.758cm">
          <text:p/>
        </draw:line>
        <draw:line draw:style-name="gr4" draw:text-style-name="P4" draw:layer="layout" svg:x1="2.279cm" svg:y1="7.51cm" svg:x2="8.527cm" svg:y2="7.51cm">
          <text:p/>
        </draw:line>
        <draw:polygon draw:style-name="gr5" draw:text-style-name="P5" draw:layer="layout" svg:width="0.022cm" svg:height="0cm" svg:x="2.255cm" svg:y="7.51cm" svg:viewBox="0 0 23 0" draw:points="23,0 0,0">
          <text:p/>
        </draw:polygon>
        <draw:line draw:style-name="gr6" draw:text-style-name="P4" draw:layer="layout" svg:x1="2.278cm" svg:y1="7.51cm" svg:x2="2.255cm" svg:y2="7.51cm">
          <text:p/>
        </draw:line>
        <draw:line draw:style-name="gr4" draw:text-style-name="P4" draw:layer="layout" svg:x1="2.279cm" svg:y1="7.263cm" svg:x2="8.527cm" svg:y2="7.263cm">
          <text:p/>
        </draw:line>
        <draw:polygon draw:style-name="gr5" draw:text-style-name="P5" draw:layer="layout" svg:width="0.022cm" svg:height="0cm" svg:x="2.255cm" svg:y="7.263cm" svg:viewBox="0 0 23 0" draw:points="23,0 0,0">
          <text:p/>
        </draw:polygon>
        <draw:line draw:style-name="gr6" draw:text-style-name="P4" draw:layer="layout" svg:x1="2.278cm" svg:y1="7.263cm" svg:x2="2.255cm" svg:y2="7.263cm">
          <text:p/>
        </draw:line>
        <draw:line draw:style-name="gr4" draw:text-style-name="P4" draw:layer="layout" svg:x1="2.279cm" svg:y1="7.016cm" svg:x2="8.527cm" svg:y2="7.016cm">
          <text:p/>
        </draw:line>
        <draw:polygon draw:style-name="gr5" draw:text-style-name="P5" draw:layer="layout" svg:width="0.022cm" svg:height="0cm" svg:x="2.255cm" svg:y="7.016cm" svg:viewBox="0 0 23 0" draw:points="23,0 0,0">
          <text:p/>
        </draw:polygon>
        <draw:line draw:style-name="gr6" draw:text-style-name="P4" draw:layer="layout" svg:x1="2.278cm" svg:y1="7.016cm" svg:x2="2.255cm" svg:y2="7.016cm">
          <text:p/>
        </draw:line>
        <draw:line draw:style-name="gr4" draw:text-style-name="P4" draw:layer="layout" svg:x1="2.279cm" svg:y1="6.768cm" svg:x2="8.527cm" svg:y2="6.768cm">
          <text:p/>
        </draw:line>
        <draw:polygon draw:style-name="gr5" draw:text-style-name="P5" draw:layer="layout" svg:width="0.022cm" svg:height="0cm" svg:x="2.255cm" svg:y="6.768cm" svg:viewBox="0 0 23 0" draw:points="23,0 0,0">
          <text:p/>
        </draw:polygon>
        <draw:line draw:style-name="gr6" draw:text-style-name="P4" draw:layer="layout" svg:x1="2.278cm" svg:y1="6.768cm" svg:x2="2.255cm" svg:y2="6.768cm">
          <text:p/>
        </draw:line>
        <draw:line draw:style-name="gr4" draw:text-style-name="P4" draw:layer="layout" svg:x1="2.279cm" svg:y1="6.521cm" svg:x2="8.527cm" svg:y2="6.521cm">
          <text:p/>
        </draw:line>
        <draw:polygon draw:style-name="gr5" draw:text-style-name="P5" draw:layer="layout" svg:width="0.022cm" svg:height="0cm" svg:x="2.255cm" svg:y="6.521cm" svg:viewBox="0 0 23 0" draw:points="23,0 0,0">
          <text:p/>
        </draw:polygon>
        <draw:line draw:style-name="gr6" draw:text-style-name="P4" draw:layer="layout" svg:x1="2.278cm" svg:y1="6.521cm" svg:x2="2.255cm" svg:y2="6.521cm">
          <text:p/>
        </draw:line>
        <draw:line draw:style-name="gr4" draw:text-style-name="P4" draw:layer="layout" svg:x1="2.279cm" svg:y1="6.273cm" svg:x2="8.527cm" svg:y2="6.273cm">
          <text:p/>
        </draw:line>
        <draw:polygon draw:style-name="gr5" draw:text-style-name="P5" draw:layer="layout" svg:width="0.022cm" svg:height="0cm" svg:x="2.255cm" svg:y="6.273cm" svg:viewBox="0 0 23 0" draw:points="23,0 0,0">
          <text:p/>
        </draw:polygon>
        <draw:line draw:style-name="gr6" draw:text-style-name="P4" draw:layer="layout" svg:x1="2.278cm" svg:y1="6.273cm" svg:x2="2.255cm" svg:y2="6.273cm">
          <text:p/>
        </draw:line>
        <draw:line draw:style-name="gr4" draw:text-style-name="P4" draw:layer="layout" svg:x1="2.279cm" svg:y1="6.026cm" svg:x2="8.527cm" svg:y2="6.026cm">
          <text:p/>
        </draw:line>
        <draw:polygon draw:style-name="gr5" draw:text-style-name="P5" draw:layer="layout" svg:width="0.022cm" svg:height="0cm" svg:x="2.255cm" svg:y="6.026cm" svg:viewBox="0 0 23 0" draw:points="23,0 0,0">
          <text:p/>
        </draw:polygon>
        <draw:line draw:style-name="gr6" draw:text-style-name="P4" draw:layer="layout" svg:x1="2.278cm" svg:y1="6.026cm" svg:x2="2.255cm" svg:y2="6.026cm">
          <text:p/>
        </draw:line>
        <draw:line draw:style-name="gr11" draw:text-style-name="P4" draw:layer="layout" svg:x1="2.279cm" svg:y1="10.032cm" svg:x2="2.279cm" svg:y2="5.731cm">
          <text:p/>
        </draw:line>
        <draw:line draw:style-name="gr11" draw:text-style-name="P4" draw:layer="layout" svg:x1="8.526cm" svg:y1="10.032cm" svg:x2="8.526cm" svg:y2="5.731cm">
          <text:p/>
        </draw:line>
        <draw:line draw:style-name="gr11" draw:text-style-name="P4" draw:layer="layout" svg:x1="2.279cm" svg:y1="10.032cm" svg:x2="8.527cm" svg:y2="10.032cm">
          <text:p/>
        </draw:line>
        <draw:line draw:style-name="gr11" draw:text-style-name="P4" draw:layer="layout" svg:x1="2.279cm" svg:y1="5.731cm" svg:x2="8.527cm" svg:y2="5.731cm">
          <text:p/>
        </draw:line>
        <draw:polygon draw:style-name="gr1" draw:text-style-name="P1" draw:layer="layout" svg:width="1.619cm" svg:height="0.403cm" svg:x="2.042cm" svg:y="14.492cm" svg:viewBox="0 0 1620 404" draw:points="0,404 1620,404 1620,0 0,0">
          <text:p/>
        </draw:polygon>
        <draw:polygon draw:style-name="gr26" draw:text-style-name="P4" draw:layer="layout" svg:width="1.619cm" svg:height="0.403cm" svg:x="2.042cm" svg:y="14.492cm" svg:viewBox="0 0 1620 404" draw:points="0,404 1620,404 1620,0 0,0">
          <text:p/>
        </draw:polygon>
        <draw:polygon draw:style-name="gr27" draw:text-style-name="P1" draw:layer="layout" svg:width="1.62cm" svg:height="0.403cm" svg:x="3.661cm" svg:y="14.492cm" svg:viewBox="0 0 1621 404" draw:points="0,404 1621,404 1621,0 0,0">
          <text:p/>
        </draw:polygon>
        <draw:frame draw:style-name="gr28" draw:text-style-name="P11" draw:layer="layout" svg:width="1.633cm" svg:height="0.325cm" svg:x="2.414cm" svg:y="14.609cm">
          <draw:text-box>
            <text:p text:style-name="P6"><text:span text:style-name="T3">C</text:span><text:span text:style-name="T3">O</text:span><text:span text:style-name="T3">N</text:span><text:span text:style-name="T3">V</text:span><text:span text:style-name="T3">_</text:span><text:span text:style-name="T3">2</text:span><text:span text:style-name="T3">D</text:span></text:p>
          </draw:text-box>
        </draw:frame>
        <draw:frame draw:style-name="gr28" draw:text-style-name="P11" draw:layer="layout" svg:width="1.633cm" svg:height="0.325cm" svg:x="4.033cm" svg:y="14.609cm">
          <draw:text-box>
            <text:p text:style-name="P6"><text:span text:style-name="T3">C</text:span><text:span text:style-name="T3">O</text:span><text:span text:style-name="T3">N</text:span><text:span text:style-name="T3">V</text:span><text:span text:style-name="T3">_2</text:span><text:span text:style-name="T3">D</text:span></text:p>
          </draw:text-box>
        </draw:frame>
        <draw:polygon draw:style-name="gr27" draw:text-style-name="P1" draw:layer="layout" svg:width="1.62cm" svg:height="0.403cm" svg:x="5.281cm" svg:y="14.492cm" svg:viewBox="0 0 1621 404" draw:points="0,404 1621,404 1621,0 0,0">
          <text:p/>
        </draw:polygon>
        <draw:frame draw:style-name="gr28" draw:text-style-name="P11" draw:layer="layout" svg:width="1.633cm" svg:height="0.325cm" svg:x="5.652cm" svg:y="14.609cm">
          <draw:text-box>
            <text:p text:style-name="P6"><text:span text:style-name="T3">CON</text:span><text:span text:style-name="T3">V_2</text:span><text:span text:style-name="T3">D</text:span></text:p>
          </draw:text-box>
        </draw:frame>
        <draw:polygon draw:style-name="gr27" draw:text-style-name="P1" draw:layer="layout" svg:width="1.62cm" svg:height="0.403cm" svg:x="6.899cm" svg:y="14.492cm" svg:viewBox="0 0 1621 404" draw:points="0,404 1621,404 1621,0 0,0">
          <text:p/>
        </draw:polygon>
        <draw:frame draw:style-name="gr28" draw:text-style-name="P11" draw:layer="layout" svg:width="1.633cm" svg:height="0.325cm" svg:x="7.27cm" svg:y="14.609cm">
          <draw:text-box>
            <text:p text:style-name="P6"><text:span text:style-name="T3">C</text:span><text:span text:style-name="T3">O</text:span><text:span text:style-name="T3">N</text:span><text:span text:style-name="T3">V</text:span><text:span text:style-name="T3">_</text:span><text:span text:style-name="T3">2</text:span><text:span text:style-name="T3">D</text:span></text:p>
          </draw:text-box>
        </draw:frame>
        <draw:polygon draw:style-name="gr29" draw:text-style-name="P12" draw:layer="layout" svg:width="1.055cm" svg:height="0.403cm" svg:x="0.987cm" svg:y="14.895cm" svg:viewBox="0 0 1056 404" draw:points="0,404 1056,404 1056,0 0,0">
          <text:p/>
        </draw:polygon>
        <draw:frame draw:style-name="gr30" draw:text-style-name="P11" draw:layer="layout" svg:width="1.656cm" svg:height="0.325cm" svg:x="1.093cm" svg:y="15.015cm">
          <draw:text-box>
            <text:p text:style-name="P6"><text:span text:style-name="T3">H</text:span><text:span text:style-name="T3">a</text:span><text:span text:style-name="T3">r</text:span><text:span text:style-name="T3">d</text:span><text:span text:style-name="T3">w</text:span><text:span text:style-name="T3">a</text:span><text:span text:style-name="T3">r</text:span><text:span text:style-name="T3">e</text:span></text:p>
          </draw:text-box>
        </draw:frame>
        <draw:polygon draw:style-name="gr27" draw:text-style-name="P1" draw:layer="layout" svg:width="1.619cm" svg:height="0.403cm" svg:x="2.042cm" svg:y="14.895cm" svg:viewBox="0 0 1620 404" draw:points="0,404 1620,404 1620,0 0,0">
          <text:p/>
        </draw:polygon>
        <draw:polygon draw:style-name="gr27" draw:text-style-name="P1" draw:layer="layout" svg:width="1.62cm" svg:height="0.403cm" svg:x="3.661cm" svg:y="14.895cm" svg:viewBox="0 0 1621 404" draw:points="0,404 1621,404 1621,0 0,0">
          <text:p/>
        </draw:polygon>
        <draw:frame draw:style-name="gr31" draw:text-style-name="P11" draw:layer="layout" svg:width="1.184cm" svg:height="0.325cm" svg:x="2.864cm" svg:y="15.015cm">
          <draw:text-box>
            <text:p text:style-name="P6"><text:span text:style-name="T3">5</text:span><text:span text:style-name="T3">5</text:span><text:span text:style-name="T3">.</text:span><text:span text:style-name="T3">1</text:span><text:span text:style-name="T3">7</text:span><text:span text:style-name="T3">1</text:span></text:p>
          </draw:text-box>
        </draw:frame>
        <draw:frame draw:style-name="gr32" draw:text-style-name="P11" draw:layer="layout" svg:width="1.185cm" svg:height="0.325cm" svg:x="4.484cm" svg:y="15.015cm">
          <draw:text-box>
            <text:p text:style-name="P6"><text:span text:style-name="T3">29</text:span><text:span text:style-name="T3">6.9</text:span><text:span text:style-name="T3">1</text:span></text:p>
          </draw:text-box>
        </draw:frame>
        <draw:polygon draw:style-name="gr27" draw:text-style-name="P1" draw:layer="layout" svg:width="1.62cm" svg:height="0.403cm" svg:x="5.281cm" svg:y="14.895cm" svg:viewBox="0 0 1621 404" draw:points="0,404 1621,404 1621,0 0,0">
          <text:p/>
        </draw:polygon>
        <draw:frame draw:style-name="gr33" draw:text-style-name="P11" draw:layer="layout" svg:width="1.4cm" svg:height="0.325cm" svg:x="5.988cm" svg:y="15.015cm">
          <draw:text-box>
            <text:p text:style-name="P6"><text:span text:style-name="T3">1</text:span><text:span text:style-name="T3">4</text:span><text:span text:style-name="T3">2</text:span><text:span text:style-name="T3">.</text:span><text:span text:style-name="T3">6</text:span><text:span text:style-name="T3">5</text:span><text:span text:style-name="T3">8</text:span></text:p>
          </draw:text-box>
        </draw:frame>
        <draw:polygon draw:style-name="gr27" draw:text-style-name="P1" draw:layer="layout" svg:width="1.62cm" svg:height="0.403cm" svg:x="6.899cm" svg:y="14.895cm" svg:viewBox="0 0 1621 404" draw:points="0,404 1621,404 1621,0 0,0">
          <text:p/>
        </draw:polygon>
        <draw:frame draw:style-name="gr33" draw:text-style-name="P11" draw:layer="layout" svg:width="1.4cm" svg:height="0.325cm" svg:x="7.606cm" svg:y="15.015cm">
          <draw:text-box>
            <text:p text:style-name="P6"><text:span text:style-name="T3">1</text:span><text:span text:style-name="T3">2</text:span><text:span text:style-name="T3">1</text:span><text:span text:style-name="T3">.</text:span><text:span text:style-name="T3">2</text:span><text:span text:style-name="T3">7</text:span><text:span text:style-name="T3">8</text:span></text:p>
          </draw:text-box>
        </draw:frame>
        <draw:polygon draw:style-name="gr34" draw:text-style-name="P3" draw:layer="layout" svg:width="1.055cm" svg:height="0.403cm" svg:x="0.987cm" svg:y="15.298cm" svg:viewBox="0 0 1056 404" draw:points="0,404 1056,404 1056,0 0,0">
          <text:p/>
        </draw:polygon>
        <draw:frame draw:style-name="gr35" draw:text-style-name="P11" draw:layer="layout" svg:width="1.505cm" svg:height="0.325cm" svg:x="1.093cm" svg:y="15.418cm">
          <draw:text-box>
            <text:p text:style-name="P6"><text:span text:style-name="T3">Software</text:span></text:p>
          </draw:text-box>
        </draw:frame>
        <draw:polygon draw:style-name="gr27" draw:text-style-name="P1" draw:layer="layout" svg:width="1.619cm" svg:height="0.403cm" svg:x="2.042cm" svg:y="15.298cm" svg:viewBox="0 0 1620 404" draw:points="0,404 1620,404 1620,0 0,0">
          <text:p/>
        </draw:polygon>
        <draw:polygon draw:style-name="gr27" draw:text-style-name="P1" draw:layer="layout" svg:width="1.62cm" svg:height="0.403cm" svg:x="3.661cm" svg:y="15.298cm" svg:viewBox="0 0 1621 404" draw:points="0,404 1621,404 1621,0 0,0">
          <text:p/>
        </draw:polygon>
        <draw:frame draw:style-name="gr33" draw:text-style-name="P11" draw:layer="layout" svg:width="1.4cm" svg:height="0.325cm" svg:x="2.748cm" svg:y="15.418cm">
          <draw:text-box>
            <text:p text:style-name="P6"><text:span text:style-name="T3">700</text:span><text:span text:style-name="T3">.22</text:span><text:span text:style-name="T3">6</text:span></text:p>
          </draw:text-box>
        </draw:frame>
        <draw:frame draw:style-name="gr36" draw:text-style-name="P11" draw:layer="layout" svg:width="1.831cm" svg:height="0.325cm" svg:x="4.136cm" svg:y="15.418cm">
          <draw:text-box>
            <text:p text:style-name="P6"><text:span text:style-name="T3">126</text:span><text:span text:style-name="T3">66.</text:span><text:span text:style-name="T3">916</text:span></text:p>
          </draw:text-box>
        </draw:frame>
        <draw:polygon draw:style-name="gr27" draw:text-style-name="P1" draw:layer="layout" svg:width="1.62cm" svg:height="0.403cm" svg:x="5.281cm" svg:y="15.298cm" svg:viewBox="0 0 1621 404" draw:points="0,404 1621,404 1621,0 0,0">
          <text:p/>
        </draw:polygon>
        <draw:frame draw:style-name="gr37" draw:text-style-name="P11" draw:layer="layout" svg:width="1.617cm" svg:height="0.325cm" svg:x="5.872cm" svg:y="15.418cm">
          <draw:text-box>
            <text:p text:style-name="P6"><text:span text:style-name="T3">6</text:span><text:span text:style-name="T3">0</text:span><text:span text:style-name="T3">8</text:span><text:span text:style-name="T3">1</text:span><text:span text:style-name="T3">.</text:span><text:span text:style-name="T3">0</text:span><text:span text:style-name="T3">1</text:span><text:span text:style-name="T3">5</text:span></text:p>
          </draw:text-box>
        </draw:frame>
        <draw:polygon draw:style-name="gr27" draw:text-style-name="P1" draw:layer="layout" svg:width="1.62cm" svg:height="0.403cm" svg:x="6.899cm" svg:y="15.298cm" svg:viewBox="0 0 1621 404" draw:points="0,404 1621,404 1621,0 0,0">
          <text:p/>
        </draw:polygon>
        <draw:frame draw:style-name="gr33" draw:text-style-name="P11" draw:layer="layout" svg:width="1.4cm" svg:height="0.325cm" svg:x="7.606cm" svg:y="15.418cm">
          <draw:text-box>
            <text:p text:style-name="P6"><text:span text:style-name="T3">5</text:span><text:span text:style-name="T3">5</text:span><text:span text:style-name="T3">4</text:span><text:span text:style-name="T3">3</text:span><text:span text:style-name="T3">.</text:span><text:span text:style-name="T3">7</text:span><text:span text:style-name="T3">7</text:span></text:p>
          </draw:text-box>
        </draw:frame>
        <draw:polygon draw:style-name="gr24" draw:text-style-name="P10" draw:layer="layout" svg:width="0.613cm" svg:height="0cm" svg:x="2.544cm" svg:y="14.492cm" svg:viewBox="0 0 614 0" draw:points="0,0 614,0">
          <text:p/>
        </draw:polygon>
        <draw:polygon draw:style-name="gr3" draw:text-style-name="P3" draw:layer="layout" svg:width="0.614cm" svg:height="0.107cm" svg:x="2.544cm" svg:y="14.384cm" svg:viewBox="0 0 615 108" draw:points="0,108 615,108 615,0 0,0">
          <text:p/>
        </draw:polygon>
        <draw:polygon draw:style-name="gr3" draw:text-style-name="P3" draw:layer="layout" svg:width="0.614cm" svg:height="1.947cm" svg:x="4.152cm" svg:y="12.538cm" svg:viewBox="0 0 615 1948" draw:points="0,1948 615,1948 615,0 0,0">
          <text:p/>
        </draw:polygon>
        <draw:polygon draw:style-name="gr3" draw:text-style-name="P3" draw:layer="layout" svg:width="0.614cm" svg:height="0.934cm" svg:x="5.774cm" svg:y="13.548cm" svg:viewBox="0 0 615 935" draw:points="0,935 615,935 615,0 0,0">
          <text:p/>
        </draw:polygon>
        <draw:polygon draw:style-name="gr3" draw:text-style-name="P3" draw:layer="layout" svg:width="0.613cm" svg:height="0.852cm" svg:x="7.396cm" svg:y="13.633cm" svg:viewBox="0 0 614 853" draw:points="0,853 614,853 614,0 0,0">
          <text:p/>
        </draw:polygon>
        <draw:polygon draw:style-name="gr38" draw:text-style-name="P12" draw:layer="layout" svg:width="0.614cm" svg:height="0.008cm" svg:x="2.544cm" svg:y="14.376cm" svg:viewBox="0 0 615 9" draw:points="0,9 615,9 615,0 0,0">
          <text:p/>
        </draw:polygon>
        <draw:polygon draw:style-name="gr38" draw:text-style-name="P12" draw:layer="layout" svg:width="0.614cm" svg:height="0.045cm" svg:x="4.152cm" svg:y="12.492cm" svg:viewBox="0 0 615 46" draw:points="0,46 615,46 615,0 0,0">
          <text:p/>
        </draw:polygon>
        <draw:polygon draw:style-name="gr38" draw:text-style-name="P12" draw:layer="layout" svg:width="0.614cm" svg:height="0.022cm" svg:x="5.774cm" svg:y="13.525cm" svg:viewBox="0 0 615 23" draw:points="0,23 615,23 615,0 0,0">
          <text:p/>
        </draw:polygon>
        <draw:polygon draw:style-name="gr38" draw:text-style-name="P12" draw:layer="layout" svg:width="0.613cm" svg:height="0.018cm" svg:x="7.396cm" svg:y="13.614cm" svg:viewBox="0 0 614 19" draw:points="0,19 614,19 614,0 0,0">
          <text:p/>
        </draw:polygon>
        <draw:line draw:style-name="gr4" draw:text-style-name="P4" draw:layer="layout" svg:x1="2.042cm" svg:y1="13.723cm" svg:x2="8.519cm" svg:y2="13.723cm">
          <text:p/>
        </draw:line>
        <draw:polygon draw:style-name="gr5" draw:text-style-name="P5" draw:layer="layout" svg:width="0.09cm" svg:height="0cm" svg:x="1.951cm" svg:y="13.723cm" svg:viewBox="0 0 91 0" draw:points="91,0 0,0">
          <text:p/>
        </draw:polygon>
        <draw:line draw:style-name="gr6" draw:text-style-name="P4" draw:layer="layout" svg:x1="2.042cm" svg:y1="13.723cm" svg:x2="1.951cm" svg:y2="13.723cm">
          <text:p/>
        </draw:line>
        <draw:line draw:style-name="gr4" draw:text-style-name="P4" draw:layer="layout" svg:x1="2.042cm" svg:y1="12.955cm" svg:x2="8.527cm" svg:y2="12.955cm">
          <text:p/>
        </draw:line>
        <draw:polygon draw:style-name="gr5" draw:text-style-name="P5" draw:layer="layout" svg:width="0.09cm" svg:height="0cm" svg:x="1.951cm" svg:y="12.955cm" svg:viewBox="0 0 91 0" draw:points="91,0 0,0">
          <text:p/>
        </draw:polygon>
        <draw:line draw:style-name="gr6" draw:text-style-name="P4" draw:layer="layout" svg:x1="2.042cm" svg:y1="12.955cm" svg:x2="1.951cm" svg:y2="12.955cm">
          <text:p/>
        </draw:line>
        <draw:frame draw:style-name="gr39" draw:text-style-name="P13" draw:layer="layout" svg:width="1.237cm" svg:height="0.463cm" svg:x="1.199cm" svg:y="13.625cm">
          <draw:text-box>
            <text:p text:style-name="P6"><text:span text:style-name="T4">5000</text:span></text:p>
          </draw:text-box>
        </draw:frame>
        <draw:line draw:style-name="gr4" draw:text-style-name="P4" draw:layer="layout" svg:x1="2.042cm" svg:y1="12.186cm" svg:x2="8.527cm" svg:y2="12.186cm">
          <text:p/>
        </draw:line>
        <draw:polygon draw:style-name="gr5" draw:text-style-name="P5" draw:layer="layout" svg:width="0.09cm" svg:height="0cm" svg:x="1.951cm" svg:y="12.186cm" svg:viewBox="0 0 91 0" draw:points="91,0 0,0">
          <text:p/>
        </draw:polygon>
        <draw:line draw:style-name="gr6" draw:text-style-name="P4" draw:layer="layout" svg:x1="2.042cm" svg:y1="12.186cm" svg:x2="1.951cm" svg:y2="12.186cm">
          <text:p/>
        </draw:line>
        <draw:frame draw:style-name="gr40" draw:text-style-name="P13" draw:layer="layout" svg:width="1.546cm" svg:height="0.464cm" svg:x="1.034cm" svg:y="12.856cm">
          <draw:text-box>
            <text:p text:style-name="P6"><text:span text:style-name="T4">1</text:span><text:span text:style-name="T4">0</text:span><text:span text:style-name="T4">0</text:span><text:span text:style-name="T4">0</text:span><text:span text:style-name="T4">0</text:span></text:p>
          </draw:text-box>
        </draw:frame>
        <draw:frame draw:style-name="gr41" draw:text-style-name="P13" draw:layer="layout" svg:width="1.546cm" svg:height="0.463cm" svg:x="1.034cm" svg:y="12.088cm">
          <draw:text-box>
            <text:p text:style-name="P6"><text:span text:style-name="T4">15000</text:span></text:p>
          </draw:text-box>
        </draw:frame>
        <draw:line draw:style-name="gr11" draw:text-style-name="P4" draw:layer="layout" svg:x1="2.042cm" svg:y1="14.492cm" svg:x2="2.042cm" svg:y2="11.784cm">
          <text:p/>
        </draw:line>
        <draw:line draw:style-name="gr11" draw:text-style-name="P4" draw:layer="layout" svg:x1="2.042cm" svg:y1="14.492cm" svg:x2="8.519cm" svg:y2="14.492cm">
          <text:p/>
        </draw:line>
        <draw:line draw:style-name="gr11" draw:text-style-name="P4" draw:layer="layout" svg:x1="2.042cm" svg:y1="11.784cm" svg:x2="8.527cm" svg:y2="11.784cm">
          <text:p/>
        </draw:line>
        <draw:line draw:style-name="gr11" draw:text-style-name="P4" draw:layer="layout" svg:x1="8.527cm" svg:y1="14.492cm" svg:x2="8.527cm" svg:y2="11.784cm">
          <text:p/>
        </draw:line>
        <draw:polygon draw:style-name="gr3" draw:text-style-name="P3" draw:layer="layout" svg:width="-0.001cm" svg:height="0.196cm" svg:x="2.291cm" svg:y="9.358cm" svg:viewBox="0 0 0 197" draw:points="0,197 0,197 0,0 0,0">
          <text:p/>
        </draw:polygon>
        <draw:polygon draw:style-name="gr5" draw:text-style-name="P5" draw:layer="layout" svg:width="0.023cm" svg:height="0cm" svg:x="2.267cm" svg:y="9.704cm" svg:viewBox="0 0 24 0" draw:points="24,0 0,0">
          <text:p/>
        </draw:polygon>
        <draw:line draw:style-name="gr6" draw:text-style-name="P4" draw:layer="layout" svg:x1="2.291cm" svg:y1="9.704cm" svg:x2="2.267cm" svg:y2="9.704cm">
          <text:p/>
        </draw:line>
        <draw:polygon draw:style-name="gr5" draw:text-style-name="P5" draw:layer="layout" svg:width="0.023cm" svg:height="0cm" svg:x="2.267cm" svg:y="9.457cm" svg:viewBox="0 0 24 0" draw:points="24,0 0,0">
          <text:p/>
        </draw:polygon>
        <draw:line draw:style-name="gr6" draw:text-style-name="P4" draw:layer="layout" svg:x1="2.291cm" svg:y1="9.457cm" svg:x2="2.267cm" svg:y2="9.457cm">
          <text:p/>
        </draw:line>
        <draw:polygon draw:style-name="gr5" draw:text-style-name="P5" draw:layer="layout" svg:width="0.023cm" svg:height="0cm" svg:x="2.267cm" svg:y="9.21cm" svg:viewBox="0 0 24 0" draw:points="24,0 0,0">
          <text:p/>
        </draw:polygon>
        <draw:line draw:style-name="gr6" draw:text-style-name="P4" draw:layer="layout" svg:x1="2.291cm" svg:y1="9.21cm" svg:x2="2.267cm" svg:y2="9.21cm">
          <text:p/>
        </draw:line>
        <draw:polygon draw:style-name="gr5" draw:text-style-name="P5" draw:layer="layout" svg:width="0.023cm" svg:height="0cm" svg:x="2.267cm" svg:y="8.963cm" svg:viewBox="0 0 24 0" draw:points="24,0 0,0">
          <text:p/>
        </draw:polygon>
        <draw:line draw:style-name="gr6" draw:text-style-name="P4" draw:layer="layout" svg:x1="2.291cm" svg:y1="8.963cm" svg:x2="2.267cm" svg:y2="8.963cm">
          <text:p/>
        </draw:line>
        <draw:polygon draw:style-name="gr5" draw:text-style-name="P5" draw:layer="layout" svg:width="0.023cm" svg:height="0cm" svg:x="2.267cm" svg:y="8.715cm" svg:viewBox="0 0 24 0" draw:points="24,0 0,0">
          <text:p/>
        </draw:polygon>
        <draw:line draw:style-name="gr6" draw:text-style-name="P4" draw:layer="layout" svg:x1="2.291cm" svg:y1="8.715cm" svg:x2="2.267cm" svg:y2="8.715cm">
          <text:p/>
        </draw:line>
        <draw:polygon draw:style-name="gr5" draw:text-style-name="P5" draw:layer="layout" svg:width="0.023cm" svg:height="0cm" svg:x="2.267cm" svg:y="8.469cm" svg:viewBox="0 0 24 0" draw:points="24,0 0,0">
          <text:p/>
        </draw:polygon>
        <draw:line draw:style-name="gr6" draw:text-style-name="P4" draw:layer="layout" svg:x1="2.291cm" svg:y1="8.469cm" svg:x2="2.267cm" svg:y2="8.469cm">
          <text:p/>
        </draw:line>
        <draw:polygon draw:style-name="gr5" draw:text-style-name="P5" draw:layer="layout" svg:width="0.023cm" svg:height="0cm" svg:x="2.267cm" svg:y="8.222cm" svg:viewBox="0 0 24 0" draw:points="24,0 0,0">
          <text:p/>
        </draw:polygon>
        <draw:line draw:style-name="gr6" draw:text-style-name="P4" draw:layer="layout" svg:x1="2.291cm" svg:y1="8.222cm" svg:x2="2.267cm" svg:y2="8.222cm">
          <text:p/>
        </draw:line>
        <draw:polygon draw:style-name="gr5" draw:text-style-name="P5" draw:layer="layout" svg:width="0.023cm" svg:height="0cm" svg:x="2.267cm" svg:y="7.974cm" svg:viewBox="0 0 24 0" draw:points="24,0 0,0">
          <text:p/>
        </draw:polygon>
        <draw:line draw:style-name="gr6" draw:text-style-name="P4" draw:layer="layout" svg:x1="2.291cm" svg:y1="7.974cm" svg:x2="2.267cm" svg:y2="7.974cm">
          <text:p/>
        </draw:line>
        <draw:polygon draw:style-name="gr5" draw:text-style-name="P5" draw:layer="layout" svg:width="0.023cm" svg:height="0cm" svg:x="2.267cm" svg:y="7.728cm" svg:viewBox="0 0 24 0" draw:points="24,0 0,0">
          <text:p/>
        </draw:polygon>
        <draw:line draw:style-name="gr6" draw:text-style-name="P4" draw:layer="layout" svg:x1="2.291cm" svg:y1="7.728cm" svg:x2="2.267cm" svg:y2="7.728cm">
          <text:p/>
        </draw:line>
        <draw:polygon draw:style-name="gr5" draw:text-style-name="P5" draw:layer="layout" svg:width="0.023cm" svg:height="0cm" svg:x="2.267cm" svg:y="7.48cm" svg:viewBox="0 0 24 0" draw:points="24,0 0,0">
          <text:p/>
        </draw:polygon>
        <draw:line draw:style-name="gr6" draw:text-style-name="P4" draw:layer="layout" svg:x1="2.291cm" svg:y1="7.48cm" svg:x2="2.267cm" svg:y2="7.48cm">
          <text:p/>
        </draw:line>
        <draw:polygon draw:style-name="gr5" draw:text-style-name="P5" draw:layer="layout" svg:width="0.023cm" svg:height="0cm" svg:x="2.267cm" svg:y="7.233cm" svg:viewBox="0 0 24 0" draw:points="24,0 0,0">
          <text:p/>
        </draw:polygon>
        <draw:line draw:style-name="gr6" draw:text-style-name="P4" draw:layer="layout" svg:x1="2.291cm" svg:y1="7.233cm" svg:x2="2.267cm" svg:y2="7.233cm">
          <text:p/>
        </draw:line>
        <draw:polygon draw:style-name="gr5" draw:text-style-name="P5" draw:layer="layout" svg:width="0.023cm" svg:height="0cm" svg:x="2.267cm" svg:y="6.987cm" svg:viewBox="0 0 24 0" draw:points="24,0 0,0">
          <text:p/>
        </draw:polygon>
        <draw:line draw:style-name="gr6" draw:text-style-name="P4" draw:layer="layout" svg:x1="2.291cm" svg:y1="6.987cm" svg:x2="2.267cm" svg:y2="6.987cm">
          <text:p/>
        </draw:line>
        <draw:polygon draw:style-name="gr5" draw:text-style-name="P5" draw:layer="layout" svg:width="0.023cm" svg:height="0cm" svg:x="2.267cm" svg:y="6.739cm" svg:viewBox="0 0 24 0" draw:points="24,0 0,0">
          <text:p/>
        </draw:polygon>
        <draw:line draw:style-name="gr6" draw:text-style-name="P4" draw:layer="layout" svg:x1="2.291cm" svg:y1="6.739cm" svg:x2="2.267cm" svg:y2="6.739cm">
          <text:p/>
        </draw:line>
        <draw:polygon draw:style-name="gr5" draw:text-style-name="P5" draw:layer="layout" svg:width="0.023cm" svg:height="0cm" svg:x="2.267cm" svg:y="6.492cm" svg:viewBox="0 0 24 0" draw:points="24,0 0,0">
          <text:p/>
        </draw:polygon>
        <draw:line draw:style-name="gr6" draw:text-style-name="P4" draw:layer="layout" svg:x1="2.291cm" svg:y1="6.492cm" svg:x2="2.267cm" svg:y2="6.492cm">
          <text:p/>
        </draw:line>
        <draw:polygon draw:style-name="gr5" draw:text-style-name="P5" draw:layer="layout" svg:width="0.023cm" svg:height="0cm" svg:x="2.267cm" svg:y="6.245cm" svg:viewBox="0 0 24 0" draw:points="24,0 0,0">
          <text:p/>
        </draw:polygon>
        <draw:line draw:style-name="gr6" draw:text-style-name="P4" draw:layer="layout" svg:x1="2.291cm" svg:y1="6.245cm" svg:x2="2.267cm" svg:y2="6.245cm">
          <text:p/>
        </draw:line>
        <draw:polygon draw:style-name="gr5" draw:text-style-name="P5" draw:layer="layout" svg:width="0.023cm" svg:height="0cm" svg:x="2.267cm" svg:y="5.998cm" svg:viewBox="0 0 24 0" draw:points="24,0 0,0">
          <text:p/>
        </draw:polygon>
        <draw:line draw:style-name="gr6" draw:text-style-name="P4" draw:layer="layout" svg:x1="2.291cm" svg:y1="5.998cm" svg:x2="2.267cm" svg:y2="5.998cm">
          <text:p/>
        </draw:line>
        <draw:line draw:style-name="gr11" draw:text-style-name="P4" draw:layer="layout" svg:x1="2.291cm" svg:y1="9.998cm" svg:x2="2.291cm" svg:y2="5.704cm">
          <text:p/>
        </draw:line>
        <draw:frame draw:style-name="gr12" draw:text-style-name="P7" draw:layer="layout" svg:width="0.988cm" svg:height="0.256cm" svg:x="1.244cm" svg:y="9.596cm">
          <draw:text-box>
            <text:p text:style-name="P6"><text:span text:style-name="T1">Interpreter</text:span></text:p>
          </draw:text-box>
        </draw:frame>
        <draw:frame draw:style-name="gr13" draw:text-style-name="P7" draw:layer="layout" svg:width="1.073cm" svg:height="0.256cm" svg:x="1.098cm" svg:y="9.35cm">
          <draw:text-box>
            <text:p text:style-name="P6"><text:span text:style-name="T1">QUANTIZE</text:span></text:p>
          </draw:text-box>
        </draw:frame>
        <draw:frame draw:style-name="gr14" draw:text-style-name="P9" draw:layer="layout" svg:width="1.001cm" svg:height="0.257cm" svg:x="1.158cm" svg:y="9.102cm">
          <draw:text-box>
            <text:p text:style-name="P8"><text:span text:style-name="T2">CONV_2D</text:span></text:p>
          </draw:text-box>
        </draw:frame>
        <draw:frame draw:style-name="gr15" draw:text-style-name="P9" draw:layer="layout" svg:width="1.001cm" svg:height="0.256cm" svg:x="1.158cm" svg:y="8.857cm">
          <draw:text-box>
            <text:p text:style-name="P8"><text:span text:style-name="T2">CONV_2D</text:span></text:p>
          </draw:text-box>
        </draw:frame>
        <draw:frame draw:style-name="gr16" draw:text-style-name="P7" draw:layer="layout" svg:width="1.556cm" svg:height="0.256cm" svg:x="0.631cm" svg:y="8.611cm">
          <draw:text-box>
            <text:p text:style-name="P6"><text:span text:style-name="T1">MAX_POOL_2D</text:span></text:p>
          </draw:text-box>
        </draw:frame>
        <draw:frame draw:style-name="gr14" draw:text-style-name="P9" draw:layer="layout" svg:width="1.001cm" svg:height="0.257cm" svg:x="1.158cm" svg:y="8.363cm">
          <draw:text-box>
            <text:p text:style-name="P8"><text:span text:style-name="T2">CONV_2</text:span><text:span text:style-name="T2">D</text:span></text:p>
          </draw:text-box>
        </draw:frame>
        <draw:frame draw:style-name="gr16" draw:text-style-name="P7" draw:layer="layout" svg:width="1.556cm" svg:height="0.256cm" svg:x="0.631cm" svg:y="8.118cm">
          <draw:text-box>
            <text:p text:style-name="P6"><text:span text:style-name="T1">M</text:span><text:span text:style-name="T1">AX</text:span><text:span text:style-name="T1">_P</text:span><text:span text:style-name="T1">O</text:span><text:span text:style-name="T1">OL</text:span><text:span text:style-name="T1">_2</text:span><text:span text:style-name="T1">D</text:span></text:p>
          </draw:text-box>
        </draw:frame>
        <draw:frame draw:style-name="gr17" draw:text-style-name="P7" draw:layer="layout" svg:width="0.451cm" svg:height="0.257cm" svg:x="1.713cm" svg:y="7.873cm">
          <draw:text-box>
            <text:p text:style-name="P6"><text:span text:style-name="T1">M</text:span><text:span text:style-name="T1">UL</text:span></text:p>
          </draw:text-box>
        </draw:frame>
        <draw:frame draw:style-name="gr18" draw:text-style-name="P7" draw:layer="layout" svg:width="0.447cm" svg:height="0.256cm" svg:x="1.715cm" svg:y="7.627cm">
          <draw:text-box>
            <text:p text:style-name="P6"><text:span text:style-name="T1">A</text:span><text:span text:style-name="T1">D</text:span><text:span text:style-name="T1">D</text:span></text:p>
          </draw:text-box>
        </draw:frame>
        <draw:frame draw:style-name="gr15" draw:text-style-name="P9" draw:layer="layout" svg:width="1.001cm" svg:height="0.256cm" svg:x="1.171cm" svg:y="7.38cm">
          <draw:text-box>
            <text:p text:style-name="P8"><text:span text:style-name="T2">C</text:span><text:span text:style-name="T2">O</text:span><text:span text:style-name="T2">N</text:span><text:span text:style-name="T2">V</text:span><text:span text:style-name="T2">_</text:span><text:span text:style-name="T2">2</text:span><text:span text:style-name="T2">D</text:span></text:p>
          </draw:text-box>
        </draw:frame>
        <draw:frame draw:style-name="gr16" draw:text-style-name="P7" draw:layer="layout" svg:width="1.556cm" svg:height="0.256cm" svg:x="0.644cm" svg:y="7.135cm">
          <draw:text-box>
            <text:p text:style-name="P6"><text:span text:style-name="T1">MAX_POOL_2D</text:span></text:p>
          </draw:text-box>
        </draw:frame>
        <draw:frame draw:style-name="gr19" draw:text-style-name="P7" draw:layer="layout" svg:width="1.005cm" svg:height="0.256cm" svg:x="1.184cm" svg:y="6.888cm">
          <draw:text-box>
            <text:p text:style-name="P6"><text:span text:style-name="T1">R</text:span><text:span text:style-name="T1">E</text:span><text:span text:style-name="T1">S</text:span><text:span text:style-name="T1">H</text:span><text:span text:style-name="T1">A</text:span><text:span text:style-name="T1">P</text:span><text:span text:style-name="T1">E</text:span></text:p>
          </draw:text-box>
        </draw:frame>
        <draw:frame draw:style-name="gr20" draw:text-style-name="P7" draw:layer="layout" svg:width="2.119cm" svg:height="0.257cm" svg:x="0.129cm" svg:y="6.642cm">
          <draw:text-box>
            <text:p text:style-name="P6"><text:span text:style-name="T1">F</text:span><text:span text:style-name="T1">U</text:span><text:span text:style-name="T1">L</text:span><text:span text:style-name="T1">L</text:span><text:span text:style-name="T1">Y</text:span><text:span text:style-name="T1">_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E</text:span><text:span text:style-name="T1">D</text:span></text:p>
          </draw:text-box>
        </draw:frame>
        <draw:frame draw:style-name="gr21" draw:text-style-name="P7" draw:layer="layout" svg:width="2.119cm" svg:height="0.256cm" svg:x="0.129cm" svg:y="6.397cm">
          <draw:text-box>
            <text:p text:style-name="P6"><text:span text:style-name="T1">FULLY_CONNECTED</text:span></text:p>
          </draw:text-box>
        </draw:frame>
        <draw:frame draw:style-name="gr22" draw:text-style-name="P7" draw:layer="layout" svg:width="1.026cm" svg:height="0.256cm" svg:x="1.153cm" svg:y="6.15cm">
          <draw:text-box>
            <text:p text:style-name="P6"><text:span text:style-name="T1">S</text:span><text:span text:style-name="T1">O</text:span><text:span text:style-name="T1">F</text:span><text:span text:style-name="T1">T</text:span><text:span text:style-name="T1">M</text:span><text:span text:style-name="T1">A</text:span><text:span text:style-name="T1">X</text:span></text:p>
          </draw:text-box>
        </draw:frame>
        <draw:frame draw:style-name="gr23" draw:text-style-name="P7" draw:layer="layout" svg:width="1.365cm" svg:height="0.256cm" svg:x="0.856cm" svg:y="5.905cm">
          <draw:text-box>
            <text:p text:style-name="P6"><text:span text:style-name="T1">D</text:span><text:span text:style-name="T1">E</text:span><text:span text:style-name="T1">Q</text:span><text:span text:style-name="T1">U</text:span><text:span text:style-name="T1">A</text:span><text:span text:style-name="T1">N</text:span><text:span text:style-name="T1">T</text:span><text:span text:style-name="T1">I</text:span><text:span text:style-name="T1">Z</text:span><text:span text:style-name="T1">E</text:span></text:p>
          </draw:text-box>
        </draw:frame>
        <draw:polygon draw:style-name="gr34" draw:text-style-name="P3" draw:layer="layout" svg:width="1.055cm" svg:height="0.403cm" svg:x="0.979cm" svg:y="15.69cm" svg:viewBox="0 0 1056 404" draw:points="0,404 1056,404 1056,0 0,0">
          <text:p/>
        </draw:polygon>
        <draw:frame draw:style-name="gr35" draw:text-style-name="P11" draw:layer="layout" svg:width="1.505cm" svg:height="0.325cm" svg:x="1.085cm" svg:y="15.81cm">
          <draw:text-box>
            <text:p text:style-name="P6"><text:span text:style-name="T3">Gain</text:span></text:p>
          </draw:text-box>
        </draw:frame>
        <draw:polygon draw:style-name="gr27" draw:text-style-name="P1" draw:layer="layout" svg:width="1.619cm" svg:height="0.403cm" svg:x="2.034cm" svg:y="15.69cm" svg:viewBox="0 0 1620 404" draw:points="0,404 1620,404 1620,0 0,0">
          <text:p/>
        </draw:polygon>
        <draw:polygon draw:style-name="gr27" draw:text-style-name="P1" draw:layer="layout" svg:width="1.62cm" svg:height="0.403cm" svg:x="3.653cm" svg:y="15.69cm" svg:viewBox="0 0 1621 404" draw:points="0,404 1621,404 1621,0 0,0">
          <text:p/>
        </draw:polygon>
        <draw:frame draw:style-name="gr33" draw:text-style-name="P11" draw:layer="layout" svg:width="1.4cm" svg:height="0.325cm" svg:x="2.84cm" svg:y="15.81cm">
          <draw:text-box>
            <text:p text:style-name="P6"><text:span text:style-name="T3">1</text:span><text:span text:style-name="T3">2</text:span><text:span text:style-name="T3">.</text:span><text:span text:style-name="T3">6</text:span><text:span text:style-name="T3">9</text:span></text:p>
          </draw:text-box>
        </draw:frame>
        <draw:frame draw:style-name="gr36" draw:text-style-name="P11" draw:layer="layout" svg:width="1.831cm" svg:height="0.325cm" svg:x="4.498cm" svg:y="15.81cm">
          <draw:text-box>
            <text:p text:style-name="P6"><text:span text:style-name="T3">42.</text:span><text:span text:style-name="T3">66</text:span></text:p>
          </draw:text-box>
        </draw:frame>
        <draw:polygon draw:style-name="gr27" draw:text-style-name="P1" draw:layer="layout" svg:width="1.62cm" svg:height="0.403cm" svg:x="5.273cm" svg:y="15.69cm" svg:viewBox="0 0 1621 404" draw:points="0,404 1621,404 1621,0 0,0">
          <text:p/>
        </draw:polygon>
        <draw:frame draw:style-name="gr37" draw:text-style-name="P11" draw:layer="layout" svg:width="1.617cm" svg:height="0.325cm" svg:x="6.064cm" svg:y="15.81cm">
          <draw:text-box>
            <text:p text:style-name="P6"><text:span text:style-name="T3">42.</text:span><text:span text:style-name="T3">62</text:span></text:p>
          </draw:text-box>
        </draw:frame>
        <draw:polygon draw:style-name="gr27" draw:text-style-name="P1" draw:layer="layout" svg:width="1.62cm" svg:height="0.403cm" svg:x="6.891cm" svg:y="15.69cm" svg:viewBox="0 0 1621 404" draw:points="0,404 1621,404 1621,0 0,0">
          <text:p/>
        </draw:polygon>
        <draw:frame draw:style-name="gr33" draw:text-style-name="P11" draw:layer="layout" svg:width="1.4cm" svg:height="0.325cm" svg:x="7.898cm" svg:y="15.81cm">
          <draw:text-box>
            <text:p text:style-name="P6"><text:span text:style-name="T3">4</text:span><text:span text:style-name="T3">5</text:span><text:span text:style-name="T3">.</text:span><text:span text:style-name="T3">7</text:span>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Monospace1" svg:font-family="Monospace"/>
    <style:font-face style:name="Ubuntu" svg:font-family="Ubuntu"/>
    <style:font-face style:name="F" svg:font-family="" style:font-family-generic="roman"/>
    <style:font-face style:name="DejaVu Sans1" svg:font-family="'DejaVu Sans'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18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6T17:53:03.338938020</dc:date>
    <meta:editing-duration>PT4H58M19S</meta:editing-duration>
    <meta:editing-cycles>35</meta:editing-cycles>
    <meta:document-statistic meta:object-count="316"/>
  </office:meta>
</office:document-meta>
</file>